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Arial4" svg:font-family="Arial" style:font-family-generic="swiss"/>
    <style:font-face style:name="Courier New" svg:font-family="'Courier New'" style:font-adornments="Normal" style:font-family-generic="modern" style:font-pitch="fixed"/>
    <style:font-face style:name="Arial2" svg:font-family="Aria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rial3" svg:font-family="Arial"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au1" style:family="table">
      <style:table-properties style:width="16.002cm" fo:margin-left="-0.191cm" fo:margin-top="0cm" fo:margin-bottom="0cm" table:align="left" style:writing-mode="lr-tb"/>
    </style:style>
    <style:style style:name="Tableau1.A" style:family="table-column">
      <style:table-column-properties style:column-width="16.002cm"/>
    </style:style>
    <style:style style:name="Tableau1.1" style:family="table-row">
      <style:table-row-properties style:keep-together="true" fo:keep-together="auto"/>
    </style:style>
    <style:style style:name="Tableau1.A1" style:family="table-cell">
      <style:table-cell-properties style:vertical-align="middle" fo:padding-left="0.191cm" fo:padding-right="0.191cm" fo:padding-top="0cm" fo:padding-bottom="0cm" fo:border="0.035cm solid #000001"/>
    </style:style>
    <style:style style:name="Tableau2" style:family="table">
      <style:table-properties style:width="16.002cm" fo:margin-left="-0.191cm" fo:margin-top="0cm" fo:margin-bottom="0cm" table:align="left" style:writing-mode="lr-tb"/>
    </style:style>
    <style:style style:name="Tableau2.A" style:family="table-column">
      <style:table-column-properties style:column-width="16.002cm"/>
    </style:style>
    <style:style style:name="Tableau2.1" style:family="table-row">
      <style:table-row-properties style:keep-together="true" fo:keep-together="auto"/>
    </style:style>
    <style:style style:name="Tableau2.A1" style:family="table-cell">
      <style:table-cell-properties style:vertical-align="middle" fo:padding-left="0.191cm" fo:padding-right="0.191cm" fo:padding-top="0cm" fo:padding-bottom="0cm" fo:border="0.035cm solid #000001"/>
    </style:style>
    <style:style style:name="P1" style:family="paragraph" style:parent-style-name="Standard">
      <style:text-properties style:font-name="Arial2" fo:font-size="10pt" style:font-size-asian="10pt" style:font-name-complex="Arial3"/>
    </style:style>
    <style:style style:name="P2" style:family="paragraph" style:parent-style-name="Standard">
      <style:paragraph-properties fo:margin-top="0cm" fo:margin-bottom="0cm" fo:text-align="justify" style:justify-single-word="false"/>
    </style:style>
    <style:style style:name="P3" style:family="paragraph" style:parent-style-name="Standard">
      <style:paragraph-properties fo:margin-top="0cm" fo:margin-bottom="0cm"/>
      <style:text-properties style:font-name="Arial2" fo:font-size="10pt" style:font-size-asian="10pt" style:font-name-complex="Arial3"/>
    </style:style>
    <style:style style:name="P4" style:family="paragraph" style:parent-style-name="Standard">
      <style:paragraph-properties fo:margin-top="0cm" fo:margin-bottom="0cm" fo:text-align="justify" style:justify-single-word="false"/>
      <style:text-properties style:font-name="Arial2" fo:font-size="10pt" style:font-size-asian="10pt" style:font-name-complex="Arial3"/>
    </style:style>
    <style:style style:name="P5" style:family="paragraph" style:parent-style-name="Standard">
      <style:paragraph-properties fo:margin-top="0cm" fo:margin-bottom="0cm"/>
      <style:text-properties style:font-name="Arial2" fo:font-size="10pt" fo:font-weight="bold" style:font-size-asian="10pt" style:font-weight-asian="bold" style:font-name-complex="Arial3"/>
    </style:style>
    <style:style style:name="P6" style:family="paragraph" style:parent-style-name="EFLouvertureliste">
      <style:paragraph-properties fo:text-align="justify" style:justify-single-word="false"/>
    </style:style>
    <style:style style:name="P7" style:family="paragraph" style:parent-style-name="EFLouvertureliste">
      <style:text-properties fo:color="#00000a" style:font-name="Arial2" fo:font-size="10pt" style:font-size-asian="10pt" style:font-name-complex="Arial3" style:font-size-complex="10pt"/>
    </style:style>
    <style:style style:name="P8" style:family="paragraph" style:parent-style-name="EFLitemtiret">
      <style:paragraph-properties fo:margin-left="2.27cm" fo:margin-right="0cm" fo:text-indent="0cm" style:auto-text-indent="false"/>
      <style:text-properties fo:color="#00000a" style:font-name="Arial2" fo:font-size="10pt" style:font-size-asian="10pt" style:font-name-complex="Arial3" style:font-size-complex="10pt"/>
    </style:style>
    <style:style style:name="P9" style:family="paragraph" style:parent-style-name="EFLitemtiret">
      <style:paragraph-properties fo:margin-left="2.27cm" fo:margin-right="0cm" fo:text-indent="0cm" style:auto-text-indent="false"/>
      <style:text-properties style:font-name="Arial2" fo:font-size="10pt" style:font-size-asian="10pt" style:font-name-complex="Arial3" style:font-size-complex="10pt"/>
    </style:style>
    <style:style style:name="P10" style:family="paragraph" style:parent-style-name="EFLnormal">
      <style:text-properties fo:color="#00000a" style:font-name="Arial2" fo:font-size="10pt" style:font-size-asian="10pt" style:font-name-complex="Arial3" style:font-size-complex="10pt"/>
    </style:style>
    <style:style style:name="P11" style:family="paragraph" style:parent-style-name="EFLnormal">
      <style:text-properties fo:color="#00000a" style:font-name="Arial2" fo:font-size="10pt" fo:font-weight="bold" style:font-size-asian="10pt" style:font-weight-asian="bold" style:font-name-complex="Arial3" style:font-size-complex="10pt"/>
    </style:style>
    <style:style style:name="P12" style:family="paragraph" style:parent-style-name="EFLnormal">
      <style:paragraph-properties fo:break-before="page"/>
      <style:text-properties fo:color="#00000a" style:font-name="Arial2" fo:font-size="10pt" style:font-size-asian="10pt" style:font-name-complex="Arial3" style:font-size-complex="10pt"/>
    </style:style>
    <style:style style:name="P13" style:family="paragraph" style:parent-style-name="EFLtitrearticle">
      <style:paragraph-properties fo:break-before="page"/>
    </style:style>
    <style:style style:name="P14" style:family="paragraph" style:parent-style-name="EFLalineaattention">
      <style:text-properties fo:color="#00000a" style:font-name="Arial2" fo:font-size="10pt" fo:font-style="normal" style:font-size-asian="10pt" style:font-style-asian="normal" style:font-name-complex="Arial3" style:font-size-complex="10pt"/>
    </style:style>
    <style:style style:name="P15" style:family="paragraph" style:parent-style-name="Standard">
      <style:paragraph-properties fo:margin-left="1cm" fo:margin-right="0cm" fo:margin-top="0cm" fo:margin-bottom="0cm" fo:text-align="justify" style:justify-single-word="false" fo:text-indent="0cm" style:auto-text-indent="false"/>
      <style:text-properties style:font-name="Arial2" fo:font-size="10pt" style:font-size-asian="10pt" style:font-name-complex="Arial3"/>
    </style:style>
    <style:style style:name="P16" style:family="paragraph" style:parent-style-name="EFLnormal">
      <style:paragraph-properties fo:margin-left="1cm" fo:margin-right="0cm" fo:text-indent="0cm" style:auto-text-indent="false"/>
      <style:text-properties fo:color="#00000a" style:font-name="Arial2" fo:font-size="10pt" fo:font-weight="bold" style:font-size-asian="10pt" style:font-weight-asian="bold" style:font-name-complex="Arial3" style:font-size-complex="10pt"/>
    </style:style>
    <style:style style:name="P17" style:family="paragraph" style:parent-style-name="EFLitemtiret">
      <style:text-properties fo:color="#00000a" style:font-name="Arial2" fo:font-size="10pt" style:font-size-asian="10pt" style:font-name-complex="Arial3" style:font-size-complex="10pt"/>
    </style:style>
    <style:style style:name="P18" style:family="paragraph" style:parent-style-name="EFLitemtiret">
      <style:text-properties style:font-name="Arial2" fo:font-size="10pt" style:font-size-asian="10pt" style:font-name-complex="Arial3" style:font-size-complex="10pt"/>
    </style:style>
    <style:style style:name="P19" style:family="paragraph" style:parent-style-name="EFLcellule">
      <style:paragraph-properties fo:text-align="justify" style:justify-single-word="false"/>
      <style:text-properties fo:color="#00000a" style:font-name="Arial2" fo:font-size="10pt" style:font-size-asian="10pt" style:font-name-complex="Arial3" style:font-size-complex="10pt"/>
    </style:style>
    <style:style style:name="P20" style:family="paragraph" style:parent-style-name="EFLtitreacte" style:master-page-name="First_20_Page">
      <style:paragraph-properties style:page-number="auto"/>
      <style:text-properties fo:color="#00000a" style:font-name="Arial2" fo:font-size="10pt" style:font-size-asian="10pt" style:font-name-complex="Arial3" style:font-size-complex="10pt"/>
    </style:style>
    <style:style style:name="P21" style:family="paragraph" style:parent-style-name="List_20_Paragraph" style:list-style-name="WWNum5">
      <style:paragraph-properties fo:margin-top="0cm" fo:margin-bottom="0cm"/>
      <style:text-properties style:font-name="Arial2" fo:font-size="10pt" style:font-size-asian="10pt" style:font-name-complex="Arial3"/>
    </style:style>
    <style:style style:name="T1" style:family="text">
      <style:text-properties fo:color="#00000a" style:font-name="Arial2" fo:font-size="10pt" style:font-size-asian="10pt" style:font-name-complex="Arial3" style:font-size-complex="10pt"/>
    </style:style>
    <style:style style:name="T2" style:family="text">
      <style:text-properties fo:color="#00000a" style:font-name="Arial2" fo:font-size="10pt" style:text-underline-style="solid" style:text-underline-width="auto" style:text-underline-color="font-color" style:font-size-asian="10pt" style:font-name-complex="Arial3" style:font-size-complex="10pt"/>
    </style:style>
    <style:style style:name="T3" style:family="text">
      <style:text-properties fo:color="#00000a" style:font-name="Arial2" fo:font-size="10pt" style:text-underline-style="solid" style:text-underline-width="auto" style:text-underline-color="font-color" fo:font-weight="bold" style:font-size-asian="10pt" style:font-weight-asian="bold" style:font-name-complex="Arial3" style:font-size-complex="10pt"/>
    </style:style>
    <style:style style:name="T4" style:family="text">
      <style:text-properties fo:color="#00000a" style:font-name="Arial2" fo:font-size="10pt" style:text-underline-style="solid" style:text-underline-width="auto" style:text-underline-color="font-color" fo:font-weight="normal" style:font-size-asian="10pt" style:font-weight-asian="normal" style:font-name-complex="Arial3" style:font-size-complex="10pt"/>
    </style:style>
    <style:style style:name="T5" style:family="text">
      <style:text-properties fo:color="#00000a" style:font-name="Arial2" fo:font-size="10pt" fo:background-color="#ffff00" style:font-size-asian="10pt" style:font-name-complex="Arial3" style:font-size-complex="10pt"/>
    </style:style>
    <style:style style:name="T6" style:family="text">
      <style:text-properties fo:color="#00000a" style:font-name="Arial2" fo:font-size="10pt" fo:font-style="normal" style:font-size-asian="10pt" style:font-style-asian="normal" style:font-name-complex="Arial3"/>
    </style:style>
    <style:style style:name="T7" style:family="text">
      <style:text-properties fo:color="#00000a" style:font-name="Arial2" fo:font-size="10pt" fo:font-style="normal" style:font-size-asian="10pt" style:font-style-asian="normal" style:font-name-complex="Arial3" style:font-size-complex="10pt"/>
    </style:style>
    <style:style style:name="T8" style:family="text">
      <style:text-properties fo:color="#00000a" style:font-name="Arial2" fo:font-size="10pt" fo:background-color="transparent" style:font-size-asian="10pt" style:font-name-complex="Arial3" style:font-size-complex="10pt"/>
    </style:style>
    <style:style style:name="T9" style:family="text">
      <style:text-properties style:font-name="Arial2" fo:font-size="10pt" style:font-size-asian="10pt" style:font-name-complex="Arial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CONDITIONS GENERALES DE VENTE (PRODUITS) - INTERNET</text:p>
      <text:p text:style-name="EFLtitrearticle"><text:span text:style-name="EFLmotgras"><text:span text:style-name="T3">ARTICLE 1</text:span></text:span><text:span text:style-name="T4"> - </text:span><text:span text:style-name="T2">Champ d'application</text:span></text:p>
      <text:p text:style-name="P6"><text:span text:style-name="T1">Les présentes Conditions Générales de Vente s'appliquent, sans restriction ni réserve à l'ensemble des ventes conclues par la </text:span><text:span text:style-name="T8">Société KEDAWEB, Société à Responsabilité Limitée au capital de 1000€ Euros, dont le siège social est sis 3 bis impasse du coum 33260 La teste de buch, inscrite au Registre du Commerce et des Sociétés de arcachon sous le numéro 793 963 570</text:span><text:span text:style-name="T1"> (« le Vendeur ») auprès de consommateurs et d'acheteurs non professionnels (« Les Clients ou le Client ») , désirant acquérir les produits proposés à la vente par le Vendeur (« Les Produits ») sur le site Internet « BIOACTIVFIT ».</text:span></text:p>
      <text:p text:style-name="P6"><text:span text:style-name="T1">Elles précisent notamment les conditions de commande, de paiement, de livraison et de gestion des éventuels retours des Produits commandés par les Clients et à la vente sur le site Internet </text:span><text:span text:style-name="EFLvariable"><text:span text:style-name="T7">”BIOACTIVFIT ”</text:span></text:span><text:span text:style-name="T1">.</text:span></text:p>
      <text:p text:style-name="EFLnormal"><text:span text:style-name="T1">Les caractéristiques principales des Produits et notamment les spécifications, illustrations et indications de dimensions ou de capacité des Produits, sont présentées sur le site internet </text:span><text:span text:style-name="EFLvariable"><text:span text:style-name="T7">”BIOACTIVFIT ”</text:span></text:span><text:span text:style-name="T1">.</text:span></text:p>
      <text:p text:style-name="P10">Le Client est tenu d'en prendre connaissance avant toute passation de commande.</text:p>
      <text:p text:style-name="P10">Le choix et l'achat d'un Produit est de la seule responsabilité du Client.</text:p>
      <text:p text:style-name="EFLnormal"><text:span text:style-name="T1">Les photographies et graphismes présentés sur le site internet </text:span><text:span text:style-name="EFLvariable"><text:span text:style-name="T7">”BIOACTIVFIT ”</text:span></text:span><text:span text:style-name="T1"> ne sont pas contractuels et ne sauraient engager la responsabilité du Vendeur.</text:span></text:p>
      <text:p text:style-name="P10">Le Client est tenu de se reporter au descriptif de chaque Produit afin d'en connaître les propriétés et les particularités essentielles.</text:p>
      <text:p text:style-name="P10">Les offres de Produits s'entendent dans la limite des stocks disponibles, tels que précisés lors de la passation de la commande.</text:p>
      <text:p text:style-name="P10">Les présentes Conditions générales de vente s'appliquent à l'exclusion de toutes autres conditions.</text:p>
      <text:p text:style-name="EFLnormal"><text:span text:style-name="T1">Ces Conditions Générales de Vente sont accessibles à tout moment sur le site Internet </text:span><text:span text:style-name="EFLvariable"><text:span text:style-name="T7">”BIOACTIVFIT ”</text:span></text:span><text:span text:style-name="T1"> et prévaudront, le cas échéant, sur toute autre version ou tout autre document contradictoire.</text:span></text:p>
      <text:p text:style-name="EFLnormal"><text:span text:style-name="T1">Le Client déclare avoir pris connaissance des présentes Conditions Générales de Ventes et les avoir acceptées en cochant la case prévue à cet effet avant la mise en œuvre de la procédure de commande en ligne ainsi que des conditions générales d'utilisation du site internet </text:span><text:span text:style-name="EFLvariable"><text:span text:style-name="T7">”BIOACTIVFIT ”</text:span></text:span><text:span text:style-name="T1">.</text:span></text:p>
      <text:p text:style-name="P10">Ces Conditions Générales de Vente pouvant faire l'objet de modifications ultérieures, la version applicable à l'achat du Client est celle en vigueur sur le site internet à la date de passation de la commande.</text:p>
      <text:p text:style-name="P10">Sauf preuve contraire, les données enregistrées dans le système informatique du Vendeur constituent la preuve de l'ensemble des transactions conclues avec le Client.</text:p>
      <text:p text:style-name="P10"/>
      <text:p text:style-name="P2"><text:span text:style-name="T9">Le Site internet </text:span><text:span text:style-name="EFLvariable"><text:span text:style-name="T6">”BIOACTIVFIT </text:span></text:span><text:span text:style-name="T9">est ouvert à tous les pays du monde, mais les Produits sont livrés uniquement en France (Métropolitaine + Outre Mer), et en Europe (Belgique, Suisse, Luxembourg).</text:span></text:p>
      <text:p text:style-name="P4"/>
      <text:p text:style-name="P4">Dans l’hypothèse où ce Site, les Produits et Services qu’il propose ou la manière dont ils sont proposés seraient, en tout ou partie, illégaux au regard du droit national de résidence du Client, il appartient à ce dernier de renoncer à y accéder à partir de ce territoire ou d’y accéder depuis d'autres territoires où ils sont réputés légaux. </text:p>
      <text:p text:style-name="P10"/>
      <text:p text:style-name="EFLnormal"><text:soft-page-break/><text:span text:style-name="T1">Conformément à la loi Informatique et Libertés du 6 janvier 1978, le Client dispose, à tout moment, d'un droit d'accès, de rectification, et d'opposition à l'ensemble de ses données personnelles en écrivant, par courrier et en justifiant de son identité, à </text:span><text:span text:style-name="T8">Société KEDAWEB, Société à Responsabilité Limitée au capital de 1000€ Euros, dont le siège social est sis 3 bis impasse du coum 33260 La teste de buch, inscrite au Registre du Commerce et des Sociétés de arcachon sous le numéro 793 963 570</text:span><text:span text:style-name="T1"><text:line-break/></text:span></text:p>
      <text:p text:style-name="P10">La validation de la commande par le Client vaut acceptation sans restriction ni réserve des présentes Conditions Générales de Vente.</text:p>
      <text:p text:style-name="EFLnormal"><text:span text:style-name="T1">Le Client reconnaît avoir la capacité requise pour contracter et acquérir les Produits proposés sur le site internet </text:span><text:span text:style-name="EFLvariable"><text:span text:style-name="T7">”BIOACTIVFIT ”</text:span></text:span><text:span text:style-name="T1">.</text:span></text:p>
      <text:p text:style-name="EFLtitrearticle"><text:span text:style-name="EFLmotgras"><text:span text:style-name="T3">ARTICLE 2</text:span></text:span><text:span text:style-name="T2"> - Commandes</text:span></text:p>
      <text:p text:style-name="P10"/>
      <text:p text:style-name="P16">2.1 Les Produits</text:p>
      <text:p text:style-name="P10"/>
      <text:p text:style-name="EFLnormal"><text:span text:style-name="T1">Il appartient au Client de sélectionner sur le site internet </text:span><text:span text:style-name="EFLvariable"><text:span text:style-name="T7">”BIOACTIVFIT ”</text:span></text:span><text:span text:style-name="T1"> les Produits qu'il désire commander, selon les modalités suivantes :</text:span></text:p>
      <text:p text:style-name="P3"/>
      <text:p text:style-name="P3">Le Client peut cliquer sur le produit de son choix et passer commande directement en ligne. </text:p>
      <text:p text:style-name="P3"/>
      <text:p text:style-name="P3">Une fois le choix du produit validé, le client devra accepter les présentes CGV, et indiquer toutes les informations nécessaires à l’expédition du produit, à savoir :</text:p>
      <text:p text:style-name="P3"/>
      <text:list xml:id="list4200926397143150496" text:style-name="WWNum5">
        <text:list-item>
          <text:p text:style-name="P21">Nom et prénom ;</text:p>
        </text:list-item>
        <text:list-item>
          <text:p text:style-name="P21">Adresse complète ;</text:p>
        </text:list-item>
        <text:list-item>
          <text:p text:style-name="P21">Courrier éléctronique ;</text:p>
        </text:list-item>
        <text:list-item>
          <text:p text:style-name="P21">Numéro de téléphone</text:p>
        </text:list-item>
      </text:list>
      <text:p text:style-name="P3"/>
      <text:p text:style-name="P10">Les informations contractuelles sont présentées en langue française et font l'objet d'une confirmation au plus tard au moment de la validation de la commande par le Client.</text:p>
      <text:p text:style-name="P10">Les offres de Produits sont valables tant qu'elles sont visibles sur le site, dans la limite des stocks disponibles.</text:p>
      <text:p text:style-name="P10">La vente ne sera considérée comme définitive qu'après l'envoi au Client de la confirmation de l'acceptation de la commande par le Vendeur par courrier électronique et après encaissement par celui-ci de l'intégralité du prix.</text:p>
      <text:p text:style-name="P10">L'enregistrement d'une commande sur le site du Prestataire est réalisé lorsque le Client accepte les présentes Conditions Générales de Vente en cochant la case prévue à cet effet et valide sa commande. Le Client a la possibilité de vérifier le détail de sa commande, son prix total et de corriger d'éventuelles erreurs avant de confirmer son acceptation (article 1127-2 du Code Civil). Cette validation implique l'acceptation de l'intégralité des présentes Conditions Générales de Vente et constituent une preuve du contrat de vente.</text:p>
      <text:p text:style-name="P10">Il appartient donc au Client de vérifier l'exactitude de la commande et de signaler immédiatement toute erreur.</text:p>
      <text:p text:style-name="EFLnormal"><text:span text:style-name="T1">Toute commande passée sur le site internet </text:span><text:span text:style-name="EFLvariable"><text:span text:style-name="T7">”BIOACTIVFIT ”</text:span></text:span><text:span text:style-name="T1"> constitue la formation d'un contrat conclu à distance entre le Client et le Vendeur.</text:span></text:p>
      <text:p text:style-name="P10">Le Vendeur se réserve le droit d'annuler ou de refuser toute commande d'un Client avec lequel il existerait un litige relatif au paiement d'une commande antérieure.</text:p>
      <text:p text:style-name="EFLnormal"><text:soft-page-break/><text:span text:style-name="T1">Le Client pourra suivre l'évolution de sa commande sur le site internet </text:span><text:span text:style-name="EFLvariable"><text:span text:style-name="T7">”BIOACTIVFIT ”</text:span></text:span><text:span text:style-name="T1">.</text:span></text:p>
      <text:p text:style-name="EFLnormal"><text:span text:style-name="T1">La passation d'une première commande sur le site Internet </text:span><text:span text:style-name="EFLvariable"><text:span text:style-name="T7">BIOACTIVFIT pour un montant de 5,90 euros </text:span></text:span><text:span text:style-name="T1">implique, à défaut de dénonciation 14 jours suivant la première commande dans les conditions visées à l’article 7, la conclusion d'un contrat d'une durée minimum de TRENTE (30) jours renouvelables pour une même durée par tacite reconduction, ; période durant laquelle il recevra une boite « BIOACTIVFIT » mensuellement moyennant un abonnement mensuel de 39,90 euros TTC.</text:span></text:p>
      <text:p text:style-name="P3"/>
      <text:p text:style-name="P3"/>
      <text:p text:style-name="P5">2.2 Les recettes diététiques</text:p>
      <text:p text:style-name="P3"/>
      <text:p text:style-name="P4">Pendant toute la durée de son abonnement, soit dans les 14 jours qui suivent la validation de la première commande, et comme indiqué ci-avant, le client a accès à son Espace « Recettes diététiques » qui lui permet de bénéficier gratuitement d’une assistance en ligne en matière de diététique et de nutrition journalière.</text:p>
      <text:p text:style-name="EFLtitrearticle"><text:span text:style-name="EFLmotgras"><text:span text:style-name="T3">ARTICLE 3</text:span></text:span><text:span text:style-name="T2"> - Tarifs</text:span></text:p>
      <text:p text:style-name="EFLnormal"><text:span text:style-name="T1">Les Produits sont fournis aux tarifs en vigueur figurant sur le site Internet </text:span><text:span text:style-name="EFLvariable"><text:span text:style-name="T7">”BIOACTIVFIT ”</text:span></text:span><text:span text:style-name="T1">, lors de l'enregistrement de la commande par le Vendeur. Les prix sont exprimés en Euros, HT et TTC.</text:span></text:p>
      <text:p text:style-name="EFLnormal"><text:span text:style-name="T1">Les tarifs tiennent compte d'éventuelles réductions qui seraient consenties par le Vendeur sur le site internet </text:span><text:span text:style-name="EFLvariable"><text:span text:style-name="T7">”BIOACTIVFIT ”</text:span></text:span><text:span text:style-name="T1">.</text:span></text:p>
      <text:p text:style-name="EFLnormal"><text:span text:style-name="T1">Ces tarifs sont fermes et non révisables pendant leur période de validité, telle qu'indiqué sur le site internet </text:span><text:span text:style-name="EFLvariable"><text:span text:style-name="T7">”BIOACTIVFIT ”</text:span></text:span><text:span text:style-name="T1">, le Vendeur se réservant le droit, hors cette période de validité, de modifier les prix à tout moment. Ils ne comprennent pas les frais de traitement, d'expédition, de transport et de livraison, qui sont facturés en supplément, dans les conditions indiquées sur le site internet </text:span><text:span text:style-name="EFLvariable"><text:span text:style-name="T7">”BIOACTIVFIT ”</text:span></text:span><text:span text:style-name="T1"> et calculés préalablement à la passation de la commande.</text:span></text:p>
      <text:p text:style-name="P10">Le paiement demandé au Client correspond au montant total de l'achat, y compris ces frais.</text:p>
      <text:p text:style-name="P3"/>
      <text:p text:style-name="P3">Conformément aux termes de l’offre proposée pour toute commande, le premier mois de recette diététique est gratuit.</text:p>
      <text:p text:style-name="P3"/>
      <text:p text:style-name="P4">A compter du deuxième mois d’Abonnement, le Client sera prélevé de la somme correspondant au forfait d’abonnement pour un mois, à savoir 39,90 euros TTC par mois, pour une boite de gélules et son accès aux « recettes diététiques » </text:p>
      <text:p text:style-name="EFLtitrearticle"><text:span text:style-name="EFLmotgras"><text:span text:style-name="T3">ARTICLE 4</text:span></text:span><text:span text:style-name="T2"> - Conditions de paiement</text:span></text:p>
      <text:p text:style-name="P10">Le prix est payable comptant, en totalité au jour de la passation de la commande par le Client, par voie de paiement sécurisé, par cartes bancaires (Visa, MasterCard, American Express, autres cartes bleues) </text:p>
      <text:p text:style-name="P4"/>
      <text:p text:style-name="P4">Il devra communiquer sur un formulaire en ligne les informations relatives à sa Carte bancaire, permettant ainsi le règlement sécurisé de sa commande :</text:p>
      <text:p text:style-name="P4"/>
      <text:p text:style-name="P15">- le nom du titulaire,</text:p>
      <text:p text:style-name="P15">- les 16 chiffres de sa Carte,</text:p>
      <text:p text:style-name="P15">- la date d’expiration,</text:p>
      <text:p text:style-name="P15">- le Code de Cryptogramme Virtuel figurant au dos de la Carte bancaire.</text:p>
      <text:p text:style-name="EFLnormal"><text:span text:style-name="T1">Les données de paiement sont échangées en mode crypté grâce au protocole </text:span><text:span text:style-name="EFLvariable"><text:span text:style-name="T7">”Nom du protocole”</text:span></text:span><text:span text:style-name="T1">.</text:span></text:p>
      <text:p text:style-name="P10"/>
      <text:p text:style-name="P10"/>
      <text:p text:style-name="EFLtitrearticle"><text:soft-page-break/><text:span text:style-name="EFLmotgras"><text:span text:style-name="T3">ARTICLE 5</text:span></text:span><text:span text:style-name="T4"> -</text:span><text:span text:style-name="T2"> Livraisons</text:span></text:p>
      <text:p text:style-name="EFLnormal"><text:span text:style-name="T1">Les Produits commandés par le Client seront livrés en France métropolitaine (et en EUROPE) dans un délai de 48 heures </text:span><text:span text:style-name="T8">à compter</text:span><text:span text:style-name="T1"> de l'expédition de la commande le délai d'expédition indiqué sur la fiche Produit auquel s'ajoute le délai de traitement et d'acheminement - <text:s/>à l'adresse indiquée par le Client lors de sa commande sur le site Internet </text:span><text:span text:style-name="EFLvariable"><text:span text:style-name="T7">”BIOACTIVFIT ”</text:span></text:span><text:span text:style-name="T1">.</text:span></text:p>
      <text:p text:style-name="P10">La livraison est constituée par le transfert au Client de la possession physique ou du contrôle du Produit.</text:p>
      <text:p text:style-name="P10">Sauf cas particulier ou indisponibilité d'un ou plusieurs Produits, les Produits commandés seront livrés en une seule fois.</text:p>
      <text:p text:style-name="EFLnormal"><text:span text:style-name="T1">Le Vendeur s'engage à faire ses meilleurs efforts pour livrer les produits commandés par le Client dans les délais ci-dessus précisés. Toutefois, ces délais sont communiqués à titre indicatif. Toutefois, si les Produits commandés n'ont pas été livrés dans un délai de </text:span><text:span text:style-name="EFLvariable"><text:span text:style-name="T7">”Délai”</text:span></text:span><text:span text:style-name="T1"> après la date indicative de livraison, pour toute autre cause que la force majeure ou le fait du Client, la vente pourra être résolue à la demande écrite du Client dans les conditions prévues aux articles L 216-2 L 216-3 L241-4 du Code de la consommation. Les sommes versées par le Client lui seront alors restituées au plus tard dans les quatorze jours qui suivent la date de dénonciation du contrat, à l'exclusion de toute indemnisation ou retenue.</text:span></text:p>
      <text:p text:style-name="P10">Les livraisons sont assurées par un transporteur indépendant, à l'adresse mentionnée par le Client lors de la commande et à laquelle le transporteur pourra facilement accéder. </text:p>
      <text:p text:style-name="EFLtitrearticle"><text:span text:style-name="EFLmotgras"><text:span text:style-name="T3">ARTICLE 6</text:span></text:span><text:span text:style-name="T2"> - Transfert de propriété - Transfert des risques</text:span></text:p>
      <text:p text:style-name="P10">Le transfert de propriété des Produits du Vendeur sera réalisé dès acceptation de la commande par le Vendeur, matérialisant l'accord des parties sur la chose et sur le prix et ce quelle que soit la date du paiement et de la livraison.</text:p>
      <text:p text:style-name="EFLtitrearticle"><text:span text:style-name="EFLmotgras"><text:span text:style-name="T3">ARTICLE 7</text:span></text:span><text:span text:style-name="T2"> - Droit de rétractation</text:span></text:p>
      <text:p text:style-name="EFLnormal"><text:span text:style-name="T1">Conformément aux dispositions légales en vigueur, le Client dispose d'un délai de quatorze jours à compter de la réception du Produit pour exercer son droit de rétractation auprès du Vendeur, sans avoir à justifier de motifs ni à payer de pénalité, à fin d'échange ou de remboursement, à condition que les Produits soient retournés dans leur emballage d'origine et en parfait état dans les </text:span><text:span text:style-name="EFLvariable"><text:span text:style-name="T7">QUATORZE</text:span></text:span><text:span text:style-name="T1"> jours suivant la notification au Vendeur de la décision de rétractation du Client.</text:span></text:p>
      <text:p text:style-name="P10">Les retours sont à effectuer dans leur état d'origine et complets (emballage, accessoires, notice...) permettant leur remise sur le marché à l'état neuf, accompagnés de la facture d'achat.</text:p>
      <text:p text:style-name="P10">Les Produits endommagés, salis ou incomplets ne sont pas repris.</text:p>
      <text:p text:style-name="EFLnormal"><text:span text:style-name="T1">Le droit de rétractation peut être exercé en ligne, à l'aide du formulaire de rétractation disponible sur le site internet </text:span><text:span text:style-name="EFLvariable"><text:span text:style-name="T7">”BIOACTIVFIT ”</text:span></text:span><text:span text:style-name="T1">, auquel cas un accusé de réception sur un support durable sera immédiatement communiqué au Client par le Vendeur, ou de toute autre déclaration, dénuée d'ambiguïté, exprimant la volonté de se rétracter.</text:span></text:p>
      <text:p text:style-name="P10">En cas d'exercice du droit de rétractation dans le délai susvisé, seul le prix du ou des Produits achetés et les frais de livraison sont remboursés ; les frais de retour restant à la charge du Client.</text:p>
      <text:p text:style-name="EFLnormal"><text:span text:style-name="T1">L'échange (sous réserve de disponibilité) ou le remboursement sera effectué dans un délai de </text:span><text:span text:style-name="EFLvariable"><text:span text:style-name="T7">14 jours</text:span></text:span><text:span text:style-name="T1"> jours à compter de la réception, par le Vendeur, des Produits retournés par le Client dans les conditions prévues au présent article.</text:span></text:p>
      <text:p text:style-name="P10"/>
      <text:p text:style-name="EFLtitrearticle"><text:soft-page-break/><text:span text:style-name="EFLmotgras"><text:span text:style-name="T3">ARTICLE 8</text:span></text:span><text:span text:style-name="T2"> - Responsabilité du Vendeur - Garantie</text:span></text:p>
      <text:p text:style-name="P16">8.1 Garanties du vendeur</text:p>
      <text:p text:style-name="EFLnormal"><text:span text:style-name="T1">Les Produits vendus sur le site Internet </text:span><text:span text:style-name="EFLvariable"><text:span text:style-name="T7">”BIOACTIVFIT ”</text:span></text:span><text:span text:style-name="T1"> sont conformes à la réglementation en vigueur en France et ont des performances compatibles avec des usages non professionnels. </text:span></text:p>
      <text:p text:style-name="P7">Les Produits fournis par le Vendeur bénéficient de plein droit et sans paiement complémentaire, indépendamment du droit de rétractation, conformément aux dispositions légales,</text:p>
      <text:p text:style-name="P8"/>
      <text:p text:style-name="P17">de la garantie légale de conformité, pour les Produits apparemment défectueux, abîmés ou endommagés ou ne correspondant pas à la commande,</text:p>
      <text:p text:style-name="P8"/>
      <text:p text:style-name="P17">de la garantie légale contre les vices cachés provenant d'un défaut de matière, de conception ou de fabrication affectant les produits livrés et les rendant impropres à l'utilisation,</text:p>
      <text:p text:style-name="P10">dans les conditions et selon les modalités visées dans l'encadré ci-dessous et définies en annexe aux présentes Conditions Générales de Vente (Garantie de Conformité / Garantie des Vices Cachés).</text:p>
      <text:p text:style-name="P1"/>
      <table:table table:name="Tableau1" table:style-name="Tableau1">
        <table:table-column table:style-name="Tableau1.A"/>
        <table:table-row table:style-name="Tableau1.1">
          <table:table-cell table:style-name="Tableau1.A1" office:value-type="string">
            <text:p text:style-name="P19">Il est rappelé que dans le cadre de la garantie légale de conformité, le Client bénéficie d'un délai de deux ans à compter de la délivrance du bien pour agir à l'encontre du Vendeur ;- <text:s/>peut choisir entre la réparation ou le remplacement du Produit commandé, sous réserve des conditions de coût prévues par l'article L 217-9 du Code de la consommation ;est dispensé de rapporter la preuve de l'existence du défaut de conformité du Produit durant les six mois suivant la délivrance du Produit. Ce délai est porté à 24 mois à compter du 18 mars 2016, sauf pour les biens d'occasion.</text:p>
          </table:table-cell>
        </table:table-row>
      </table:table>
      <text:p text:style-name="P1"><text:s/></text:p>
      <table:table table:name="Tableau2" table:style-name="Tableau2">
        <table:table-column table:style-name="Tableau2.A"/>
        <table:table-row table:style-name="Tableau2.1">
          <table:table-cell table:style-name="Tableau2.A1" office:value-type="string">
            <text:p text:style-name="P19">La garantie légale de conformité s'applique indépendamment de la garantie commerciale pouvant éventuellement couvrir le Produit. Le Client peut décider de mettre en œuvre la garantie contre les défauts cachés Produit conformément à l'article 1641 du Code Civil ; dans ce cas, il peut choisir entre la résolution de la vente ou une réduction du prix de vente conformément à 1644 du Code Civil.</text:p>
          </table:table-cell>
        </table:table-row>
      </table:table>
      <text:p text:style-name="EFLnormal"><text:span text:style-name="T1">Afin de faire valoir ses droits, le Client devra informer le Vendeur, par écrit, de la non-conformité des Produits dans un délai maximum de </text:span><text:span text:style-name="EFLvariable"><text:span text:style-name="T7">TROIS (3)</text:span></text:span><text:span text:style-name="T1"> à compter de la livraison des Produits ou l'existence des vices cachés dans les délais ci-dessus visés et retourner ou rapporter en magasin les Produits défectueux dans l'état dans lequel ils ont été reçus avec l'ensemble des éléments (accessoires, emballage, notice...).</text:span></text:p>
      <text:p text:style-name="P10">Le Vendeur remboursera, remplacera ou fera réparer les Produits sous garantie jugés non conformes ou défectueux.</text:p>
      <text:p text:style-name="P10">Les frais d'envoi seront remboursés sur la base du tarif facturé et les frais de retour seront remboursés sur présentation des justificatifs.</text:p>
      <text:p text:style-name="EFLnormal"><text:span text:style-name="T1">Les remboursements des Produits jugés non conformes ou défectueux seront effectués dans les meilleurs délais et au plus tard dans les </text:span><text:span text:style-name="EFLvariable"><text:span text:style-name="T7">”Nombre”</text:span></text:span><text:span text:style-name="T1"> jours suivant la constatation par le Vendeur du défaut de conformité ou du vice caché.</text:span></text:p>
      <text:p text:style-name="P10">Le remboursement s'effectuera par crédit sur le compte bancaire du Client ou par chèque bancaire adressé au Client.</text:p>
      <text:p text:style-name="P10">La responsabilité du Vendeur ne saurait être engagée dans les cas suivants : </text:p>
      <text:p text:style-name="P17">non respect de la législation du pays dans lequel les produits sont livrés, qu'il appartient au Client de vérifier,</text:p>
      <text:p text:style-name="P17"><text:soft-page-break/>en cas de mauvaise utilisation, d'utilisation à des fins professionnelles, négligence ou défaut d'entretien de la part du Client, comme en cas d'usure normale du Produit, d'accident ou de force majeure.</text:p>
      <text:p text:style-name="P10">La garantie du Vendeur est, en tout état de cause, limitée au remplacement ou au remboursement des Produits non conformes ou affectés d'un vice.</text:p>
      <text:p text:style-name="P10"/>
      <text:p text:style-name="P11">8.2 Limitations de garantie</text:p>
      <text:p text:style-name="P4"/>
      <text:p text:style-name="P4">BIOACTIFIT rappelle que les informations dispensées par le Site, ou sur les recettes ne peuvent se substituer à la pratique d’un sport ou d’un exercice physique, au un suivi ou à une consultation médicale et/ou psychologique. </text:p>
      <text:p text:style-name="P4"/>
      <text:p text:style-name="P4">Il est rappelé également que les compléments alimentaires doivent être utilisé dans le cadre d’un mode de vie sain et ne pas être utilisés comme substituts d’un régime varié et équilibré ou d’un médicament.</text:p>
      <text:p text:style-name="P3"/>
      <text:p text:style-name="P4">BIOACTIVFIT attire l’attention du client que : </text:p>
      <text:p text:style-name="P4"/>
      <text:p text:style-name="P18">en cas de doute sur son état de santé ou sur d’éventuelles contre-indications médicales, il doit consulter un médecin avant tout achat ou suivi de recettes ;</text:p>
      <text:p text:style-name="P9"/>
      <text:p text:style-name="P18">une prise de compléments alimentaires en vue d’obtenir un amaigrissement doit être réalisée avec discernement, sans obligations de résultat de la part du prestataire et que ses effets ne peuvent dès lors être déterminés au préalable avec exactitude.</text:p>
      <text:p text:style-name="P10"/>
      <text:p text:style-name="P4">Ainsi, BIOACTIVFIT rappelle que : </text:p>
      <text:p text:style-name="P4"/>
      <text:p text:style-name="P18">les Produits en vente sur le Site sont exclusivement réservés aux personnes majeures âgées de plus de 18 ans. </text:p>
      <text:p text:style-name="P3"/>
      <text:p text:style-name="P18">Le Client majeur doit être en parfaite connaissance de son état de santé. </text:p>
      <text:p text:style-name="P4"/>
      <text:p text:style-name="P4">Le Client présentant une maigreur excessive ou/et les femmes enceintes doivent s’abstenir de recourir aux Services et Produits BIOACTIVFIT ; toutes ventes aux mineurs étant interdites.</text:p>
      <text:p text:style-name="P3"/>
      <text:p text:style-name="P4">En cas d’intolérances alimentaires, de pathologies ou d’allergies reconnues, détectées ou connues du client, ce dernier doit s’abstenir de recourir aux Services et Produits du Site.</text:p>
      <text:p text:style-name="EFLtitrearticle"><text:span text:style-name="EFLmotgras"><text:span text:style-name="T3">ARTICLE 9</text:span></text:span><text:span text:style-name="T2"> - Informatiques et Libertés</text:span></text:p>
      <text:p text:style-name="P10">En application de la loi 78-17 du 6 janvier 1978, il est rappelé que les données nominatives qui sont demandés au Client sont nécessaires au traitement de sa commande et à l'établissement des factures, notamment.</text:p>
      <text:p text:style-name="P10">Ces données peuvent être communiquées aux éventuels partenaires du Vendeur chargés de l'exécution, du traitement, de la gestion et du paiement des commandes.</text:p>
      <text:p text:style-name="EFLnormal"><text:span text:style-name="T1">Le traitement des informations communiquées par l'intermédiaire du site internet </text:span><text:span text:style-name="EFLvariable"><text:span text:style-name="T7">”BIOACTIVFIT ”</text:span></text:span><text:span text:style-name="T1"> a fait l'objet d'une déclaration auprès de la CNIL.</text:span></text:p>
      <text:p text:style-name="P10">Le Client dispose, conformément aux réglementations nationales et européennes en vigueur d'un droit d'accès permanent, de modification, de rectification et d'opposition s'agissant des informations le concernant.</text:p>
      <text:p text:style-name="EFLnormal"><text:span text:style-name="T1">Ce droit peut être exercé dans les conditions et selon les modalités définies sur le site internet </text:span><text:span text:style-name="EFLvariable"><text:span text:style-name="T7">”BIOACTIVFIT ”</text:span></text:span><text:span text:style-name="T1">.</text:span></text:p>
      <text:p text:style-name="EFLtitrearticle"><text:soft-page-break/><text:span text:style-name="EFLmotgras"><text:span text:style-name="T3">ARTICLE 10</text:span></text:span><text:span text:style-name="T4"> -</text:span><text:span text:style-name="T2"> Propriété intellectuelle</text:span></text:p>
      <text:p text:style-name="EFLnormal"><text:span text:style-name="T1">Le contenu du site internet </text:span><text:span text:style-name="EFLvariable"><text:span text:style-name="T7">”BIOACTIVFIT ”</text:span></text:span><text:span text:style-name="T1"> est la propriété du Vendeur et de ses partenaires et est protégé par les lois françaises et internationales relatives à la propriété intellectuelle.</text:span></text:p>
      <text:p text:style-name="P10">Toute reproduction totale ou partielle de ce contenu est strictement interdite et est susceptible de constituer un délit de contrefaçon.</text:p>
      <text:p text:style-name="P10">En outre, Le Vendeur reste propriétaire de tous les droits de propriété intellectuelle sur les photographies, présentations, études, dessins, modèles, prototypes, etc, réalisés (même à la demande du Client) en vue de la fourniture des Services au Client. Le Client s'interdit donc toute reproduction ou exploitation desdites études, dessins, modèles et prototypes, etc, sans l'autorisation expresse, écrite et préalable du Vendeur qui peut la conditionner à une contrepartie financière.</text:p>
      <text:p text:style-name="EFLtitrearticle"><text:span text:style-name="EFLmotgras"><text:span text:style-name="T3">ARTICLE 11</text:span></text:span><text:span text:style-name="T2"> - Imprévision</text:span></text:p>
      <text:p text:style-name="P10">En cas de changement de circonstances imprévisibles lors de la conclusion du contrat, conformément aux dispositions de l'article 1195 du Code civil, la Partie qui n'a pas accepté d'assumer un risque d'exécution excessivement onéreuse peut demander une renégociation du contrat à son cocontractant.</text:p>
      <text:p text:style-name="P10"/>
      <text:p text:style-name="EFLtitrearticle"><text:span text:style-name="EFLmotgras"><text:span text:style-name="T3">ARTICLE 12</text:span></text:span><text:span text:style-name="T4"> -</text:span><text:span text:style-name="T2"> Exécution forcée en nature</text:span></text:p>
      <text:p text:style-name="EFLnormal"><text:span text:style-name="T1">En cas de manquement de l'une ou l'autre des Parties à ses obligations, la Partie victime de la défaillance dispose du droit de requérir l'exécution forcée en nature des obligations découlant des présentes. Conformément aux dispositions de l'article 1221 du Code civil, le créancier de l'obligation pourra poursuivre cette exécution forcée après une simple mise en demeure, adressée au débiteur de l'obligation par </text:span><text:span text:style-name="EFLvariable"><text:span text:style-name="T7">”Mode de la mise en demeure”</text:span></text:span><text:span text:style-name="T1"> demeurée infructueuse, sauf si celle-ci s'avère impossible ou s'il existe une disproportion manifeste entre son coût pour le débiteur et son intérêt pour le créancier.</text:span></text:p>
      <text:p text:style-name="P10">Par dérogation expresse aux dispositions de l'article 1222 du Code civil, en cas de manquement de l'une ou l'autre des Parties à ses obligations, la Partie victime de la défaillance ne pourra, faire exécuter lui-même l'obligation par un tiers, aux frais de la Partie défaillante. Le créancier de l'obligation pourra toutefois demander en justice que la Partie défaillante avance les sommes nécessaires à cette exécution.</text:p>
      <text:p text:style-name="P10">La Partie victime de la défaillance pourra, en cas d'inexécution de l'une quelconque des obligations incombant à l'autre Partie, demander la résolution du contrat selon les modalités définies à l'article «Résolution du contrat».</text:p>
      <text:p text:style-name="EFLtitrearticle"><text:span text:style-name="EFLmotgras"><text:span text:style-name="T3">ARTICLE 13</text:span></text:span><text:span text:style-name="T2"> - Réduction proportionnelle du prix en cas d'exécution imparfaite de l'obligation</text:span></text:p>
      <text:p text:style-name="EFLnormal"><text:span text:style-name="T1">En cas de manquement d'une partie à l'une ou l'autre de ses obligations, le créancier pourra, en application de l'article 1223 du Code civil, </text:span><text:span text:style-name="EFLvariable"><text:span text:style-name="T7">”Nombre”</text:span></text:span><text:span text:style-name="T1"> jours après la réception par le débiteur de l'obligation d'une mise en demeure signifiée par </text:span><text:span text:style-name="EFLvariable"><text:span text:style-name="T7">”Mode de déclenchement de la mise en demeure</text:span></text:span><text:span text:style-name="T1">Par exemple, lettre recommandée avec demande d'avis de réception</text:span><text:span text:style-name="EFLvariable"><text:span text:style-name="T7">”</text:span></text:span><text:span text:style-name="T1">, de s'exécuter restée sans effet, accepter une exécution imparfaite du contrat et solliciter une réduction proportionnelle prix, par notification écrite au débiteur de l'obligation et s'imposant à ce dernier.</text:span></text:p>
      <text:p text:style-name="P10">L'adaptation du prix est donc effectuée par la seule manifestation unilatérale de volonté du créancier.</text:p>
      <text:p text:style-name="P10"><text:soft-page-break/>Dans l'hypothèse où le créancier de l'obligation aurait payé, ce dernier pourra dans les mêmes conditions accepter une exécution imparfaite du contrat et solliciter une réduction proportionnelle du prix ainsi que le remboursement du trop-perçu par le débiteur de l'obligation.</text:p>
      <text:p text:style-name="P10">A défaut d'accord entre les Parties sur le montant de cette réduction proportionnelle du prix, celui-ci sera déterminé à dire d'expert dans les conditions de l'article 1592 du Code civil.</text:p>
      <text:p text:style-name="EFLtitrearticle"><text:span text:style-name="EFLmotgras"><text:span text:style-name="T3">ARTICLE 14</text:span></text:span><text:span text:style-name="T4"> -</text:span><text:span text:style-name="T2"> Exception d'inexécution</text:span></text:p>
      <text:p text:style-name="P10">Il est rappelé qu'en application de l'article 1219 du Code civil, chaque Partie pourra refuser d'exécuter son obligation, alors même que celle-ci est exigible, si l'autre Partie n'exécute pas la sienne et si cette inexécution est suffisamment grave, c'est-à-dire, susceptible de remettre en cause la poursuite du contrat ou de bouleverser fondamentalement son équilibre économique. La suspension d'exécution prendra effet immédiatement, à réception par la Partie défaillante de la notification de manquement qui lui aura été adressée à cet effet par la Partie victime de la défaillance indiquant l'intention de faire application de l'exception d'inexécution tant que la Partie défaillante n'aura pas remédié au manquement constaté, signifiée par lettre recommandée avec demande d'avis de réception ou sur tout autre support durable écrit permettant de ménager une preuve de l'envoi.</text:p>
      <text:p text:style-name="P10">Cette exception d'inexécution pourra également être utilisée à titre préventif, conformément aux dispositions de l'article 1220 du Code civil, s'il est manifeste que l'une des Parties n'exécutera pas à l'échéance les obligations qui lui incombent et que les conséquences de cette inexécution sont suffisamment graves pour la Partie victime de la défaillance.</text:p>
      <text:p text:style-name="P10">Cette faculté est utilisée aux risques et périls de la Partie qui en prend l'initiative.</text:p>
      <text:p text:style-name="P10">La suspension d'exécution prendra effet immédiatement, à réception par la Partie présumée défaillante de la notification de l'intention de faire application de l'exception d'inexécution préventive jusqu'à ce que la Partie présumée défaillante exécute l'obligation pour laquelle un manquement à venir est manifeste, signifiée par lettre recommandée avec demande d'avis de réception ou sur tout autre support durable écrit permettant de ménager une preuve de l'envoi.</text:p>
      <text:p text:style-name="EFLnormal"><text:span text:style-name="T1">Si l'empêchement était définitif ou perdurait au-delà </text:span><text:span text:style-name="EFLvariable"><text:span text:style-name="T7">”de 'Nombre' mois”</text:span></text:span><text:span text:style-name="T1">, les présentes seraient purement et simplement résolues selon les modalités définies à l'article Résolution pour manquement d'une partie à ses obligations.</text:span></text:p>
      <text:p text:style-name="EFLtitrearticle"><text:span text:style-name="EFLmotgras"><text:span text:style-name="T3">ARTICLE 15</text:span></text:span><text:span text:style-name="T2"> - Force majeure</text:span></text:p>
      <text:p text:style-name="P10">Les Parties ne pourront être tenus pour responsables si la non-exécution ou le retard dans l'exécution de l'une quelconque de leurs obligations, telles que décrites dans les présentes découle d'un cas de force majeure, au sens de l'article 1218 du Code civil.</text:p>
      <text:p text:style-name="EFLtitrearticle"><text:span text:style-name="EFLmotgras"><text:span text:style-name="T3">ARTICLE 16</text:span></text:span><text:span text:style-name="T2"> - Résolution du contrat</text:span></text:p>
      <text:p text:style-name="P10">Il est expressément entendu que cette résolution pour manquement d'une partie à ses obligations aura lieu de plein droit, la mise en demeure résultant du seul fait de l'inexécution de l'obligation, sans sommation, ni exécution de formalités.</text:p>
      <text:p text:style-name="P10">Il est expressément convenu entre les Parties que le débiteur d'une obligation de payer aux termes de la présente convention, sera valablement mis en demeure par la seule exigibilité de l'obligation, conformément aux dispositions de l'article 1344 du Code civil.</text:p>
      <text:p text:style-name="EFLtitrearticle"><text:span text:style-name="EFLmotgras"><text:span text:style-name="T3"/></text:span></text:p>
      <text:p text:style-name="P13"><text:span text:style-name="EFLmotgras"><text:span text:style-name="T3">ARTICLE 17</text:span></text:span><text:span text:style-name="T2"> - Droit applicable - Langue</text:span></text:p>
      <text:p text:style-name="P10">Les présentes Conditions Générales de Vente et les opérations qui en découlent sont régies et soumises au droit français.</text:p>
      <text:p text:style-name="P10">Les présentes Conditions Générales de Vente sont rédigées en langue française. Dans le cas où elles seraient traduites en une ou plusieurs langues étrangères, seul le texte français ferait foi en cas de litige.</text:p>
      <text:p text:style-name="EFLtitrearticle"><text:span text:style-name="EFLmotgras"><text:span text:style-name="T3">ARTICLE 18</text:span></text:span><text:span text:style-name="T2"> - Litiges</text:span></text:p>
      <text:p text:style-name="P10">Tous les litiges auxquels les opérations d'achat et de vente conclues en application des présentes conditions générales de vente pourraient donner lieu, concernant tant leur validité, leur interprétation, leur exécution, leur résiliation, leurs conséquences et leurs suites et qui n'auraient pu être résolues entre le vendeur et le client seront soumis aux tribunaux compétents dans les conditions de droit commun.</text:p>
      <text:p text:style-name="EFLnormal"><text:span text:style-name="T1">Le Client est informé qu'il peut en tout état de cause recourir à une médiation conventionnelle, notamment auprès de la Commission de la médiation de la consommation (C. consom. art. L 612-1) ou auprès des instances de médiation sectorielles existantes, et dont les références figurent sur le site Internet </text:span><text:span text:style-name="EFLvariable"><text:span text:style-name="T7">”BIOACTIVFIT <text:s/>”</text:span></text:span><text:span text:style-name="T1"> ou à tout mode alternatif de règlement des différends (conciliation, par exemple) en cas de contestation.</text:span></text:p>
      <text:p text:style-name="P14">Le Client reconnaît avoir eu communication, préalablement à la passation de sa commande et à la conclusion du contrat, d'une manière lisible et compréhensible, des présentes Conditions Générales de Vente et de toutes les informations listées à l'article L 221-5 du Code de la consommation et notamment les informations suivantes :</text:p>
      <text:p text:style-name="P14"/>
      <text:p text:style-name="P17">les caractéristiques essentielles du Produit, compte tenu du support de communication utilisé et du Produit concerné ; </text:p>
      <text:p text:style-name="P17">le prix des Produits et des frais annexes (livraison, par exemple) ;</text:p>
      <text:p text:style-name="P17">en l'absence d'exécution immédiate du contrat, la date ou le délai auquel le Vendeur s'engage à livrer le Produit ; </text:p>
      <text:p text:style-name="P17">les informations relatives à l'identité du Vendeur, à ses coordonnées postales, téléphoniques et électroniques, et à ses activités, </text:p>
      <text:p text:style-name="P17"><text:s/>les informations relatives aux garanties légales et contractuelles et à leurs modalités de mise en oeuvre ;</text:p>
      <text:p text:style-name="P17">les fonctionnalités du contenu numérique et, le cas échéant, à son interopérabilité ;</text:p>
      <text:p text:style-name="P17">la possibilité de recourir à une médiation conventionnelle en cas de litige ;les informations relatives au droit de rétractation (existence, conditions, délai, modalités d'exercice de ce droit et formulaire type de rétractation), aux frais de renvoi des Produits, aux modalités de résiliation et autres conditions contractuelles importantes ;les moyens de paiement acceptés.</text:p>
      <text:p text:style-name="EFLnormal"><text:span text:style-name="T1">Le fait pour une personne physique (ou morale), de commander sur le site Internet </text:span><text:span text:style-name="EFLvariable"><text:span text:style-name="T7">”BIOACTIVFIT ”</text:span></text:span><text:span text:style-name="T1"> emporte adhésion et acceptation pleine et entière des présentes Conditions Générales de Vente et obligation au paiement des Produits commandés, ce qui est expressément reconnu par le Client, qui renonce, notamment, à se prévaloir de tout document contradictoire, qui serait inopposable au Vendeur.</text:span></text:p>
      <text:p text:style-name="P10"/>
      <text:p text:style-name="P10"/>
      <text:p text:style-name="P10"/>
      <text:p text:style-name="P10"><text:soft-page-break/></text:p>
      <text:p text:style-name="P10"/>
      <text:p text:style-name="P10"><text:bookmark text:name="_GoBack"/></text:p>
      <text:p text:style-name="EFLtitreacte"><text:span text:style-name="EFLmotgras"><text:span text:style-name="T1">ANNEXE I</text:span></text:span><text:span text:style-name="T1"> - Dispositions relatives aux garanties légales</text:span></text:p>
      <text:p text:style-name="P10">Article L217-4 du Code de la consommation</text:p>
      <text:p text:style-name="P10">Le vendeur est tenu de livrer un bien conforme au contrat et répond des défauts de conformité existant lors de la délivrance. Il répond également des défauts de conformité résultant de l'emballage, des instructions de montage ou de l'installation lorsque celle-ci a été mise à sa charge par le contrat ou a été réalisée sous sa responsabilité.</text:p>
      <text:p text:style-name="P10">Article L217-5 du Code de la consommation</text:p>
      <text:p text:style-name="P17">Etre propre à l'usage habituellement attendu d'un bien semblable et, le cas échéant : correspondre à la description donnée par le vendeur et posséder les qualités que celui-ci a présentées à l'acheteur sous forme d'échantillon ou de modèleprésenter les qualités qu'un acheteur peut légitimement attendre eu égard aux déclarations publiques faites par le vendeur, par le producteur ou par son représentant, notamment dans la publicité ou l'étiquetage</text:p>
      <text:p text:style-name="P17">Ou présenter les caractéristiques définies d'un commun accord par les parties ou être propre à tout usage spécial recherché par l'acheteur, porté à la connaissance du vendeur et que ce dernier a accepté.</text:p>
      <text:p text:style-name="P10">Article L217-12 du Code de la consommation</text:p>
      <text:p text:style-name="P10">L'action résultant du défaut de conformité se prescrit par deux ans à compter de la délivrance du bien.</text:p>
      <text:p text:style-name="P10">Article L217-16 du Code de la consommation</text:p>
      <text:p text:style-name="P10">Lorsque l'acheteur demande au vendeur, pendant le cours de la garantie commerciale qui lui a été consentie lors de l'acquisition ou de la réparation d'un bien meuble, une remise en état couverte par la garantie, toute période d'immobilisation d'au moins sept jours vient s'ajouter à la durée de la garantie qui restait à courir. Cette période court à compter de la demande d'intervention de l'acheteur ou de la mise à disposition pour réparation du bien en cause, si cette mise à disposition est postérieure à la demande d'intervention.</text:p>
      <text:p text:style-name="P10">Article 1641 du Code civil</text:p>
      <text:p text:style-name="P10">Le vendeur est tenu de la garantie à raison des défauts cachés de la chose vendue qui la rendent impropre à l'usage auquel on la destine, ou qui diminuent tellement cet usage, que l'acheteur ne l'aurait pas acquise, ou n'en aurait donné qu'un moindre prix, s'il les avait connus.</text:p>
      <text:p text:style-name="P10">Article 1648 alinéa 1er du Code civil</text:p>
      <text:p text:style-name="P10">L'action résultant des vices rédhibitoires doit être intentée par l'acquéreur dans un délai de deux ans à compter de la découverte du vice.</text:p>
      <text:p text:style-name="P3"/>
      <text:p text:style-name="P12"/>
      <text:p text:style-name="EFLtitreacte"><text:span text:style-name="EFLmotgras"><text:span text:style-name="T1">ANNEXE II</text:span></text:span><text:span text:style-name="T1"> - Formulaire de rétractation</text:span></text:p>
      <text:p text:style-name="EFLnormal"><text:span text:style-name="T1">Le présent formulaire doit être complété et renvoyé uniquement si le Client souhaite se rétracter de la commande passée sur </text:span><text:span text:style-name="EFLvariable"><text:span text:style-name="T7">”BIOACTIVFIT ”</text:span></text:span><text:span text:style-name="T1"> sauf exclusions ou limites à l'exercice du droit de rétractation suivant les Conditions Générales de Vente applicables.</text:span></text:p>
      <text:p text:style-name="EFLnormal"><text:span text:style-name="T1">A l'attention de </text:span><text:span text:style-name="EFLvariable"><text:span text:style-name="T7">”Numéro et rue du Vendeur”</text:span></text:span><text:span text:style-name="T1"><text:line-break/></text:span><text:span text:style-name="EFLvariable"><text:span text:style-name="T7">”Code postal du vendeur”</text:span></text:span><text:span text:style-name="T1"><text:line-break/></text:span><text:span text:style-name="EFLvariable"><text:span text:style-name="T7">”Ville du Vendeur”</text:span></text:span><text:span text:style-name="T1"><text:line-break/></text:span></text:p>
      <text:p text:style-name="EFLitemtiret"><text:span text:style-name="T1">Commande du </text:span><text:span text:style-name="EFLvariable"><text:span text:style-name="T7">”Date”</text:span></text:span></text:p>
      <text:p text:style-name="P17">Numéro de la commande : ...........................................................</text:p>
      <text:p text:style-name="P17">Nom du Client : ...........................................................................</text:p>
      <text:p text:style-name="P17">Adresse du Client : .......................................................................</text:p>
      <text:p text:style-name="P10">Signature du Client (uniquement en cas de notification du présent formulaire sur papier)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Arial4" svg:font-family="Arial" style:font-family-generic="swiss"/>
    <style:font-face style:name="Courier New" svg:font-family="'Courier New'" style:font-adornments="Normal" style:font-family-generic="modern" style:font-pitch="fixed"/>
    <style:font-face style:name="Arial2" svg:font-family="Aria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rial3" svg:font-family="Arial"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fr" fo:country="FR" style:font-size-asian="10pt" style:language-asian="fr" style:country-asian="FR"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0pt" fo:language="fr" fo:country="FR" style:font-name-asian="Times New Roman1" style:font-size-asian="10pt" style:language-asian="fr" style:country-asian="FR"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top="0.212cm" fo:margin-bottom="0cm" fo:orphans="2" fo:widows="2" style:writing-mode="lr-tb"/>
      <style:text-properties style:use-window-font-color="true" fo:font-size="11pt" style:font-size-asian="11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3"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4"/>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4" style:font-size-complex="12pt" style:font-style-complex="italic"/>
    </style:style>
    <style:style style:name="Index" style:family="paragraph" style:parent-style-name="Standard" style:class="index">
      <style:paragraph-properties text:number-lines="false" text:line-number="0"/>
      <style:text-properties style:font-name-complex="Arial4"/>
    </style:style>
    <style:style style:name="Heading_20_2" style:display-name="Heading 2" style:family="paragraph" style:parent-style-name="Standard" style:next-style-name="Text_20_body" style:default-outline-level="2" style:list-style-name="Outline" style:class="text">
      <style:paragraph-properties fo:margin-top="0.423cm" fo:margin-bottom="0.106cm" fo:keep-with-next="always"/>
      <style:text-properties style:font-name="Arial2" fo:font-size="14pt" fo:font-style="italic" fo:font-weight="bold" style:font-size-asian="14pt" style:font-style-asian="italic" style:font-weight-asian="bold" style:font-name-complex="Arial3" style:font-size-complex="14pt" style:font-style-complex="italic" style:font-weight-complex="bold"/>
    </style:style>
    <style:style style:name="Heading_20_3" style:display-name="Heading 3" style:family="paragraph" style:parent-style-name="Standard" style:next-style-name="Text_20_body" style:default-outline-level="3" style:list-style-name="Outline" style:class="text">
      <style:paragraph-properties fo:margin-top="0.423cm" fo:margin-bottom="0.106cm" fo:keep-with-next="always"/>
      <style:text-properties style:font-name="Arial2" fo:font-size="13pt" fo:font-weight="bold" style:font-size-asian="13pt" style:font-weight-asian="bold" style:font-name-complex="Arial3" style:font-size-complex="13pt" style:font-weight-complex="bold"/>
    </style:style>
    <style:style style:name="Heading_20_4" style:display-name="Heading 4" style:family="paragraph" style:parent-style-name="Standard" style:next-style-name="Text_20_body" style:default-outline-level="4" style:list-style-name="Outline" style:class="text">
      <style:paragraph-properties fo:margin-top="0.423cm" fo:margin-bottom="0.106cm"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Text_20_body" style:default-outline-level="5" style:list-style-name="Outline" style:class="text">
      <style:paragraph-properties fo:margin-top="0.423cm" fo:margin-bottom="0.106cm"/>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Text_20_body" style:default-outline-level="6" style:list-style-name="Outline" style:class="text">
      <style:paragraph-properties fo:margin-top="0.423cm" fo:margin-bottom="0.106cm"/>
      <style:text-properties fo:font-weight="bold" style:font-weight-asian="bold" style:font-size-complex="11pt" style:font-weight-complex="bold"/>
    </style:style>
    <style:style style:name="Heading_20_7" style:display-name="Heading 7" style:family="paragraph" style:parent-style-name="Standard" style:next-style-name="Text_20_body" style:default-outline-level="7" style:list-style-name="Outline" style:class="text">
      <style:paragraph-properties fo:margin-top="0.423cm" fo:margin-bottom="0.106cm"/>
    </style:style>
    <style:style style:name="Heading_20_8" style:display-name="Heading 8" style:family="paragraph" style:parent-style-name="Standard" style:next-style-name="Text_20_body" style:default-outline-level="8" style:list-style-name="Outline" style:class="text">
      <style:paragraph-properties fo:margin-top="0.423cm" fo:margin-bottom="0.106cm"/>
      <style:text-properties fo:font-style="italic" style:font-style-asian="italic" style:font-style-complex="italic"/>
    </style:style>
    <style:style style:name="Heading_20_9" style:display-name="Heading 9" style:family="paragraph" style:parent-style-name="Standard" style:next-style-name="Text_20_body" style:default-outline-level="9" style:list-style-name="Outline" style:class="text">
      <style:paragraph-properties fo:margin-top="0.423cm" fo:margin-bottom="0.106cm"/>
      <style:text-properties style:font-name="Arial2" style:font-name-complex="Arial3" style:font-size-complex="11pt"/>
    </style:style>
    <style:style style:name="EFLnote" style:family="paragraph" style:default-outline-level="" style:list-style-name="">
      <style:text-properties fo:font-size="9pt" fo:font-style="italic" style:font-size-asian="9pt" style:font-style-asian="italic"/>
    </style:style>
    <style:style style:name="EFLentete" style:family="paragraph" style:default-outline-level="" style:list-style-name="">
      <style:paragraph-properties fo:margin-left="3cm" fo:margin-right="3cm" fo:text-align="center" style:justify-single-word="false" fo:text-indent="0cm" style:auto-text-indent="false" fo:padding-left="0cm" fo:padding-right="0cm" fo:padding-top="0cm" fo:padding-bottom="0.353cm" fo:border-left="none" fo:border-right="none" fo:border-top="none" fo:border-bottom="0.018cm solid #00000a"/>
      <style:text-properties fo:font-size="14pt" fo:font-weight="bold" style:font-size-asian="14pt" style:font-weight-asian="bold" style:font-size-complex="12pt" style:font-weight-complex="bold"/>
    </style:style>
    <style:style style:name="EFLdestinataire" style:family="paragraph" style:default-outline-level="" style:list-style-name="">
      <style:paragraph-properties fo:margin-left="9.502cm" fo:margin-right="0cm" fo:text-align="start" style:justify-single-word="false" fo:text-indent="0cm" style:auto-text-indent="false"/>
    </style:style>
    <style:style style:name="EFLexpediteur" style:family="paragraph" style:default-outline-level="" style:list-style-name="">
      <style:paragraph-properties fo:margin-left="0cm" fo:margin-right="8.001cm" fo:text-align="start" style:justify-single-word="false" fo:text-indent="0cm" style:auto-text-indent="false"/>
    </style:style>
    <style:style style:name="EFLdate" style:family="paragraph" style:default-outline-level="" style:list-style-name="">
      <style:paragraph-properties fo:margin-left="9.502cm" fo:margin-right="0cm" fo:text-align="start" style:justify-single-word="false" fo:text-indent="0cm" style:auto-text-indent="false"/>
    </style:style>
    <style:style style:name="EFLpour" style:family="paragraph" style:parent-style-name="Standard" style:default-outline-level="" style:list-style-name="">
      <style:paragraph-properties fo:margin-left="0.501cm" fo:margin-right="0cm" fo:margin-top="0.353cm" fo:margin-bottom="0.212cm" fo:orphans="0" fo:widows="0" fo:text-indent="0cm" style:auto-text-indent="false"/>
      <style:text-properties fo:text-transform="uppercase"/>
    </style:style>
    <style:style style:name="EFLformuledepolitesse" style:family="paragraph" style:default-outline-level="" style:list-style-name="">
      <style:paragraph-properties fo:margin-top="0.988cm" fo:margin-bottom="0cm"/>
    </style:style>
    <style:style style:name="EFLtitrearticle" style:family="paragraph" style:default-outline-level="" style:list-style-name="">
      <style:paragraph-properties fo:margin-top="0.776cm" fo:margin-bottom="0.388cm" fo:text-align="start" style:justify-single-word="false"/>
      <style:text-properties fo:font-weight="bold" style:font-weight-asian="bold" style:font-weight-complex="bold"/>
    </style:style>
    <style:style style:name="EFLfin" style:family="paragraph" style:default-outline-level="" style:list-style-name="">
      <style:paragraph-properties fo:margin-top="0.776cm" fo:margin-bottom="0cm" fo:text-align="start" style:justify-single-word="false"/>
    </style:style>
    <style:style style:name="EFLsignatairesmultiples" style:family="paragraph" style:default-outline-level="" style:list-style-name="">
      <style:paragraph-properties fo:margin-top="0.776cm" fo:margin-bottom="1.27cm" fo:text-align="start" style:justify-single-word="false">
        <style:tab-stops>
          <style:tab-stop style:position="12.002cm" style:type="center"/>
          <style:tab-stop style:position="16.002cm" style:type="right"/>
        </style:tab-stops>
      </style:paragraph-properties>
    </style:style>
    <style:style style:name="EFLintroduction" style:family="paragraph" style:default-outline-level="" style:list-style-name="">
      <style:paragraph-properties fo:margin-top="0.776cm" fo:margin-bottom="0.776cm" fo:text-align="start" style:justify-single-word="false"/>
      <style:text-properties fo:font-weight="bold" style:font-weight-asian="bold" style:font-weight-complex="bold"/>
    </style:style>
    <style:style style:name="EFLtitrechapitre" style:family="paragraph" style:default-outline-level="" style:list-style-name="">
      <style:paragraph-properties fo:margin-top="1.199cm" fo:margin-bottom="0.776cm" fo:text-align="start" style:justify-single-word="false"/>
      <style:text-properties fo:text-transform="uppercase" fo:font-size="12pt" fo:font-weight="bold" style:font-size-asian="12pt" style:font-weight-asian="bold" style:font-name-complex="Arial3" style:font-size-complex="12pt" style:font-weight-complex="bold"/>
    </style:style>
    <style:style style:name="EFLnormal" style:family="paragraph" style:parent-style-name="Standard" style:default-outline-level="" style:list-style-name="">
      <style:paragraph-properties fo:line-height="0.459cm" fo:text-align="justify" style:justify-single-word="false"/>
      <style:text-properties fo:color="#000000" style:font-size-complex="11pt"/>
    </style:style>
    <style:style style:name="EFLtexteattention" style:family="paragraph" style:parent-style-name="EFLnormal" style:default-outline-level="" style:list-style-name="">
      <style:text-properties fo:color="#808080" fo:font-style="italic" style:font-style-asian="italic"/>
    </style:style>
    <style:style style:name="EFLtitredestinataire" style:family="paragraph" style:parent-style-name="EFLnormal" style:default-outline-level="" style:list-style-name="">
      <style:paragraph-properties fo:margin-top="0.776cm" fo:margin-bottom="0.423cm"/>
    </style:style>
    <style:style style:name="EFLplusieursentetes" style:family="paragraph" style:parent-style-name="EFLentete" style:default-outline-level="" style:list-style-name="">
      <style:paragraph-properties fo:margin-left="2cm" fo:margin-right="2cm" fo:margin-top="0.776cm" fo:margin-bottom="1.058cm" fo:text-align="start" style:justify-single-word="false" fo:orphans="0" fo:widows="0" fo:text-indent="0cm" style:auto-text-indent="false" fo:padding="0cm" fo:border="none">
        <style:tab-stops>
          <style:tab-stop style:position="6.502cm"/>
          <style:tab-stop style:position="12.002cm"/>
        </style:tab-stops>
      </style:paragraph-properties>
    </style:style>
    <style:style style:name="EFLmotifs" style:family="paragraph" style:parent-style-name="EFLnormal" style:default-outline-level="" style:list-style-name="">
      <style:paragraph-properties fo:margin-top="0.353cm" fo:margin-bottom="0.212cm" fo:orphans="0" fo:widows="0"/>
      <style:text-properties fo:text-transform="uppercase"/>
    </style:style>
    <style:style style:name="EFLplaise" style:family="paragraph" style:parent-style-name="EFLnormal" style:default-outline-level="" style:list-style-name="">
      <style:paragraph-properties fo:margin-top="0.776cm" fo:margin-bottom="1.693cm" fo:line-height="200%" fo:text-align="center" style:justify-single-word="false" fo:orphans="0" fo:widows="0"/>
      <style:text-properties fo:text-transform="uppercase"/>
    </style:style>
    <style:style style:name="EFLentre" style:family="paragraph" style:parent-style-name="EFLnormal" style:default-outline-level="" style:list-style-name="">
      <style:paragraph-properties fo:margin-top="0.353cm" fo:margin-bottom="0.212cm" fo:text-align="start" style:justify-single-word="false"/>
      <style:text-properties fo:font-variant="small-caps"/>
    </style:style>
    <style:style style:name="EFLannexe" style:family="paragraph" style:parent-style-name="EFLnormal" style:default-outline-level="" style:list-style-name=""/>
    <style:style style:name="EFLciapres" style:family="paragraph" style:parent-style-name="EFLnormal" style:default-outline-level="" style:list-style-name="">
      <style:paragraph-properties fo:margin-top="0.776cm" fo:margin-bottom="0.776cm" fo:text-align="start" style:justify-single-word="false"/>
    </style:style>
    <style:style style:name="EFLcitation" style:family="paragraph" style:parent-style-name="EFLnormal" style:default-outline-level="" style:list-style-name="">
      <style:text-properties fo:font-style="italic" style:font-style-asian="italic"/>
    </style:style>
    <style:style style:name="EFLtitredecision" style:family="paragraph" style:parent-style-name="EFLnormal" style:default-outline-level="" style:list-style-name="">
      <style:paragraph-properties fo:margin-top="1.482cm" fo:margin-bottom="0.847cm" fo:line-height="200%" fo:text-align="center" style:justify-single-word="false"/>
      <style:text-properties fo:text-transform="uppercase" style:text-underline-style="solid" style:text-underline-width="auto" style:text-underline-color="font-color" fo:font-weight="bold" style:font-weight-asian="bold"/>
    </style:style>
    <style:style style:name="EFLdemandeur" style:family="paragraph" style:parent-style-name="EFLnormal" style:default-outline-level="" style:list-style-name="">
      <style:paragraph-properties fo:margin-top="0.776cm" fo:margin-bottom="0.776cm" fo:text-align="start" style:justify-single-word="false"/>
      <style:text-properties fo:font-weight="bold" style:font-weight-asian="bold"/>
    </style:style>
    <style:style style:name="EFLexposant" style:family="paragraph" style:parent-style-name="EFLnormal" style:default-outline-level="" style:list-style-name="">
      <style:text-properties style:text-position="super 58%" fo:font-size="9pt" style:font-size-asian="9pt"/>
    </style:style>
    <style:style style:name="EFLliste" style:family="paragraph" style:parent-style-name="EFLnormal" style:default-outline-level="" style:list-style-name="">
      <style:paragraph-properties fo:margin-left="0.501cm" fo:margin-right="0cm" fo:margin-top="0.776cm" fo:margin-bottom="0cm" fo:text-indent="0cm" style:auto-text-indent="false"/>
    </style:style>
    <style:style style:name="EFLsousliste" style:family="paragraph" style:parent-style-name="EFLliste" style:default-outline-level="" style:list-style-name="">
      <style:paragraph-properties fo:margin-left="1.501cm" fo:margin-right="0cm" fo:text-indent="0cm" style:auto-text-indent="false"/>
    </style:style>
    <style:style style:name="EFLitemtiret" style:family="paragraph" style:parent-style-name="Standard" style:default-outline-level="" style:list-style-name="">
      <style:paragraph-properties fo:margin-top="0cm" fo:margin-bottom="0cm" fo:line-height="0.459cm" fo:text-align="justify" style:justify-single-word="false"/>
      <style:text-properties fo:color="#000000" style:font-size-complex="11pt"/>
    </style:style>
    <style:style style:name="EFLitempucesousliste" style:family="paragraph" style:parent-style-name="Standard" style:default-outline-level="" style:list-style-name="">
      <style:paragraph-properties fo:margin-top="0cm" fo:margin-bottom="0cm" fo:line-height="0.459cm" fo:text-align="justify" style:justify-single-word="false"/>
      <style:text-properties fo:color="#000000" style:font-size-complex="11pt"/>
    </style:style>
    <style:style style:name="EFLligne" style:family="paragraph" style:parent-style-name="EFLnormal" style:default-outline-level="" style:list-style-name="">
      <style:paragraph-properties fo:margin-top="0cm" fo:margin-bottom="0cm"/>
    </style:style>
    <style:style style:name="Header" style:family="paragraph" style:parent-style-name="Standard" style:default-outline-level="" style:list-style-name="" style:class="extra">
      <style:paragraph-properties text:number-lines="false" text:line-number="0">
        <style:tab-stops>
          <style:tab-stop style:position="8.001cm" style:type="center"/>
          <style:tab-stop style:position="16.002cm" style:type="right"/>
        </style:tab-stops>
      </style:paragraph-properties>
    </style:style>
    <style:style style:name="Footer" style:family="paragraph" style:parent-style-name="Standard" style:default-outline-level="" style:list-style-name="" style:class="extra">
      <style:paragraph-properties text:number-lines="false" text:line-number="0">
        <style:tab-stops>
          <style:tab-stop style:position="8.001cm" style:type="center"/>
          <style:tab-stop style:position="16.002cm" style:type="right"/>
        </style:tab-stops>
      </style:paragraph-properties>
    </style:style>
    <style:style style:name="EFLtitresousarticle" style:family="paragraph" style:parent-style-name="EFLtitrearticle" style:default-outline-level="" style:list-style-name="">
      <style:text-properties style:text-underline-style="solid" style:text-underline-width="auto" style:text-underline-color="font-color"/>
    </style:style>
    <style:style style:name="EFLtitresoussousarticle" style:family="paragraph" style:parent-style-name="EFLtitresousarticle" style:default-outline-level="" style:list-style-name="">
      <style:text-properties fo:font-weight="normal" style:font-weight-asian="normal"/>
    </style:style>
    <style:style style:name="EFLtitresection" style:family="paragraph" style:parent-style-name="EFLtitrechapitre" style:default-outline-level="" style:list-style-name="">
      <style:text-properties fo:font-variant="small-caps"/>
    </style:style>
    <style:style style:name="EFLouvertureliste" style:family="paragraph" style:parent-style-name="EFLnormal" style:default-outline-level="" style:list-style-name="">
      <style:paragraph-properties fo:margin-top="0.423cm" fo:margin-bottom="0cm" fo:line-height="100%" fo:text-align="start" style:justify-single-word="false"/>
    </style:style>
    <style:style style:name="EFLsoussignee" style:family="paragraph" style:parent-style-name="EFLnormal" style:default-outline-level="" style:list-style-name="">
      <style:paragraph-properties fo:margin-top="0.353cm" fo:margin-bottom="0.212cm"/>
    </style:style>
    <style:style style:name="EFLrequete" style:family="paragraph" style:parent-style-name="EFLnormal" style:default-outline-level="" style:list-style-name="">
      <style:paragraph-properties fo:margin-top="0.776cm" fo:margin-bottom="0.776cm"/>
      <style:text-properties fo:font-weight="bold" style:font-weight-asian="bold"/>
    </style:style>
    <style:style style:name="EFLtableau" style:family="paragraph" style:parent-style-name="EFLnormal" style:default-outline-level="" style:list-style-name="">
      <style:paragraph-properties fo:margin-top="0.776cm" fo:margin-bottom="0.776cm"/>
    </style:style>
    <style:style style:name="EFLurl" style:family="paragraph" style:parent-style-name="EFLnormal" style:default-outline-level="" style:list-style-name="">
      <style:text-properties fo:color="#1f497d" style:text-underline-style="solid" style:text-underline-width="auto" style:text-underline-color="font-color"/>
    </style:style>
    <style:style style:name="EFLvote" style:family="paragraph" style:parent-style-name="EFLnormal" style:default-outline-level="" style:list-style-name="">
      <style:paragraph-properties fo:margin-top="0.423cm" fo:margin-bottom="0cm"/>
      <style:text-properties fo:font-style="italic" style:font-style-asian="italic"/>
    </style:style>
    <style:style style:name="EFLsignatureunique" style:family="paragraph" style:parent-style-name="EFLnormal" style:default-outline-level="" style:list-style-name="">
      <style:paragraph-properties fo:margin-top="0.423cm" fo:margin-bottom="0cm" fo:text-align="end" style:justify-single-word="false" fo:keep-with-next="always"/>
    </style:style>
    <style:style style:name="EFLtetetableau" style:family="paragraph" style:parent-style-name="EFLnormal" style:default-outline-level="" style:list-style-name="">
      <style:paragraph-properties fo:text-align="center" style:justify-single-word="false"/>
      <style:text-properties fo:font-weight="bold" style:font-weight-asian="bold"/>
    </style:style>
    <style:style style:name="EFLcellule" style:family="paragraph" style:parent-style-name="EFLnormal" style:default-outline-level="" style:list-style-name="">
      <style:paragraph-properties fo:margin-top="0.212cm" fo:margin-bottom="0.212cm" fo:text-align="center" style:justify-single-word="false"/>
    </style:style>
    <style:style style:name="EFLouverturesousliste" style:family="paragraph" style:parent-style-name="EFLouvertureliste" style:default-outline-level="" style:list-style-name="">
      <style:paragraph-properties fo:margin-left="0.501cm" fo:margin-right="0cm" fo:margin-top="0.212cm" fo:margin-bottom="0cm" fo:text-indent="0.501cm" style:auto-text-indent="false"/>
    </style:style>
    <style:style style:name="Balloon_20_Text" style:display-name="Balloon Text" style:family="paragraph" style:parent-style-name="Standard" style:default-outline-level="" style:list-style-name="">
      <style:paragraph-properties fo:margin-top="0cm" fo:margin-bottom="0cm"/>
      <style:text-properties style:font-name="Tahoma" fo:font-size="8pt" style:font-size-asian="8pt" style:font-name-complex="Tahoma1" style:font-size-complex="8pt"/>
    </style:style>
    <style:style style:name="EFLtexteacte" style:family="paragraph" style:parent-style-name="EFLnormal" style:default-outline-level="" style:list-style-name="">
      <style:paragraph-properties fo:margin-top="0.423cm" fo:margin-bottom="0cm"/>
    </style:style>
    <style:style style:name="EFLtitreacte" style:family="paragraph" style:parent-style-name="EFLnormal" style:default-outline-level="" style:list-style-name="">
      <style:paragraph-properties fo:margin-top="0.776cm" fo:margin-bottom="1.693cm" fo:text-align="center" style:justify-single-word="false" fo:background-color="#f2f2f2" fo:padding="0.176cm" fo:border="0.018cm solid #00000a">
        <style:background-image/>
      </style:paragraph-properties>
      <style:text-properties fo:text-transform="uppercase" fo:font-weight="bold" style:font-weight-asian="bold"/>
    </style:style>
    <style:style style:name="EFLsoustitreacte" style:family="paragraph" style:parent-style-name="EFLnormal" style:default-outline-level="" style:list-style-name="">
      <style:paragraph-properties fo:margin-top="0.212cm" fo:margin-bottom="0.212cm" fo:text-align="center" style:justify-single-word="false"/>
      <style:text-properties fo:font-variant="small-caps"/>
    </style:style>
    <style:style style:name="EFLtitreattention" style:family="paragraph" style:parent-style-name="Standard" style:default-outline-level="" style:list-style-name="">
      <style:paragraph-properties fo:line-height="0.459cm" fo:text-align="justify" style:justify-single-word="false"/>
      <style:text-properties fo:color="#808080" fo:font-style="italic" fo:font-weight="bold" style:font-style-asian="italic" style:font-weight-asian="bold" style:font-size-complex="11pt"/>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EFLlibellechoix1" style:family="paragraph" style:parent-style-name="EFLnormal" style:default-outline-level="" style:list-style-name="">
      <style:paragraph-properties fo:margin-top="0.423cm" fo:margin-bottom="0.106cm">
        <style:tab-stops>
          <style:tab-stop style:position="0.501cm"/>
        </style:tab-stops>
      </style:paragraph-properties>
      <style:text-properties fo:color="#e36c0a" style:text-underline-style="solid" style:text-underline-width="auto" style:text-underline-color="font-color" fo:font-weight="bold" style:font-weight-asian="bold"/>
    </style:style>
    <style:style style:name="EFLlibellechoix2" style:family="paragraph" style:parent-style-name="EFLlibellechoix1" style:default-outline-level="" style:list-style-name="">
      <style:paragraph-properties fo:margin-left="1cm" fo:margin-right="0cm" fo:text-indent="0cm" style:auto-text-indent="false"/>
      <style:text-properties style:font-weight-complex="bold"/>
    </style:style>
    <style:style style:name="EFLlibellechoix3" style:family="paragraph" style:parent-style-name="EFLlibellechoix2" style:default-outline-level="" style:list-style-name="">
      <style:paragraph-properties fo:margin-left="2cm" fo:margin-right="0cm" fo:text-indent="0cm" style:auto-text-indent="false"/>
    </style:style>
    <style:style style:name="EFLlibellechoix4" style:family="paragraph" style:parent-style-name="EFLlibellechoix3" style:default-outline-level="" style:list-style-name="">
      <style:paragraph-properties fo:margin-left="3cm" fo:margin-right="0cm" fo:text-indent="0cm" style:auto-text-indent="false"/>
    </style:style>
    <style:style style:name="EFLlibellechoix5" style:family="paragraph" style:parent-style-name="EFLlibellechoix4" style:default-outline-level="" style:list-style-name="">
      <style:paragraph-properties fo:margin-left="4.001cm" fo:margin-right="0cm" fo:text-indent="0cm" style:auto-text-indent="false"/>
    </style:style>
    <style:style style:name="EFLtextechoix1" style:family="paragraph" style:parent-style-name="EFLnormal" style:default-outline-level="" style:list-style-name="">
      <style:text-properties fo:color="#00000a"/>
    </style:style>
    <style:style style:name="EFLtextechoix2" style:family="paragraph" style:parent-style-name="EFLnormal" style:default-outline-level="" style:list-style-name="">
      <style:paragraph-properties fo:margin-left="1cm" fo:margin-right="0cm" fo:text-indent="0cm" style:auto-text-indent="false"/>
      <style:text-properties fo:color="#00000a" style:font-weight-complex="bold"/>
    </style:style>
    <style:style style:name="EFLtextechoix3" style:family="paragraph" style:parent-style-name="EFLnormal" style:default-outline-level="" style:list-style-name="">
      <style:paragraph-properties fo:margin-left="2cm" fo:margin-right="0cm" fo:text-indent="0cm" style:auto-text-indent="false"/>
      <style:text-properties style:font-weight-complex="bold"/>
    </style:style>
    <style:style style:name="EFLtextechoix4" style:family="paragraph" style:parent-style-name="EFLnormal" style:default-outline-level="" style:list-style-name="">
      <style:paragraph-properties fo:margin-left="3cm" fo:margin-right="0cm" fo:text-indent="0cm" style:auto-text-indent="false"/>
      <style:text-properties fo:color="#00000a" style:font-weight-complex="bold"/>
    </style:style>
    <style:style style:name="EFLtextechoix5" style:family="paragraph" style:parent-style-name="EFLnormal" style:default-outline-level="" style:list-style-name="">
      <style:paragraph-properties fo:margin-left="4.001cm" fo:margin-right="0cm" fo:text-indent="0cm" style:auto-text-indent="false"/>
      <style:text-properties fo:color="#00000a" style:font-weight-complex="bold"/>
    </style:style>
    <style:style style:name="EFLtextechoixt" style:family="paragraph" style:parent-style-name="EFLnormal" style:default-outline-level="" style:list-style-name="">
      <style:text-properties fo:color="#4f81bd" fo:font-style="italic" style:font-style-asian="italic" style:font-style-complex="italic" style:font-weight-complex="bold"/>
    </style:style>
    <style:style style:name="EFLtexterepetition" style:family="paragraph" style:parent-style-name="EFLnormal" style:default-outline-level="" style:list-style-name="">
      <style:paragraph-properties fo:margin-left="0.501cm" fo:margin-right="0cm" fo:text-indent="0cm" style:auto-text-indent="false"/>
    </style:style>
    <style:style style:name="EFLlisterepetition" style:family="paragraph" style:parent-style-name="EFLitemtiret" style:default-outline-level="" style:list-style-name="">
      <style:paragraph-properties fo:margin-left="0.501cm" fo:margin-right="0cm" fo:text-indent="0cm" style:auto-text-indent="false"/>
      <style:text-properties style:font-weight-complex="bold"/>
    </style:style>
    <style:style style:name="EFLlignerepetition" style:family="paragraph" style:parent-style-name="EFLligne" style:default-outline-level="" style:list-style-name="">
      <style:paragraph-properties fo:margin-left="0.501cm" fo:margin-right="0cm" fo:text-indent="0cm" style:auto-text-indent="false"/>
    </style:style>
    <style:style style:name="EFLsouslisterepetition" style:family="paragraph" style:parent-style-name="EFLitempucesousliste" style:default-outline-level="" style:list-style-name=""/>
    <style:style style:name="EFLcellulerepetition" style:family="paragraph" style:parent-style-name="EFLcellule" style:default-outline-level="" style:list-style-name="">
      <style:text-properties fo:color="#00000a"/>
    </style:style>
    <style:style style:name="EFLsignatairerepetition" style:family="paragraph" style:parent-style-name="EFLsoussignee" style:default-outline-level="" style:list-style-name="">
      <style:text-properties fo:color="#00000a" style:font-weight-complex="bold"/>
    </style:style>
    <style:style style:name="EFLlibellerepetition" style:family="paragraph" style:parent-style-name="EFLnormal" style:default-outline-level="" style:list-style-name="">
      <style:paragraph-properties fo:margin-top="0.423cm" fo:margin-bottom="0.423cm"/>
      <style:text-properties fo:color="#00b050" fo:font-weight="bold" style:font-weight-asian="bold"/>
    </style:style>
    <style:style style:name="EFLlibellegrchoix1" style:family="paragraph" style:parent-style-name="EFLlibellechoix1" style:default-outline-level="" style:list-style-name="">
      <style:paragraph-properties fo:margin-top="0.423cm" fo:margin-bottom="0.212cm"/>
      <style:text-properties fo:color="#984806"/>
    </style:style>
    <style:style style:name="EFLlibellegrchoix2" style:family="paragraph" style:parent-style-name="EFLlibellechoix2" style:default-outline-level="" style:list-style-name="">
      <style:paragraph-properties fo:margin-top="0.423cm" fo:margin-bottom="0.212cm"/>
      <style:text-properties fo:color="#984806"/>
    </style:style>
    <style:style style:name="EFLlibellegrchoix3" style:family="paragraph" style:parent-style-name="EFLlibellechoix3" style:default-outline-level="" style:list-style-name="">
      <style:paragraph-properties fo:margin-top="0.423cm" fo:margin-bottom="0.212cm"/>
      <style:text-properties fo:color="#984806"/>
    </style:style>
    <style:style style:name="EFLlibellegrchoix4" style:family="paragraph" style:parent-style-name="EFLlibellechoix4" style:default-outline-level="" style:list-style-name="">
      <style:paragraph-properties fo:margin-top="0.423cm" fo:margin-bottom="0.212cm"/>
      <style:text-properties fo:color="#984806"/>
    </style:style>
    <style:style style:name="EFLlibellegrchoix5" style:family="paragraph" style:parent-style-name="EFLlibellechoix5" style:default-outline-level="" style:list-style-name="">
      <style:paragraph-properties fo:margin-top="0.423cm" fo:margin-bottom="0.212cm"/>
      <style:text-properties fo:color="#984806"/>
    </style:style>
    <style:style style:name="EFLalineaattention" style:family="paragraph" style:parent-style-name="EFLtexteattention" style:default-outline-level="" style:list-style-name=""/>
    <style:style style:name="EFLlisteattention" style:family="paragraph" style:parent-style-name="EFLtexteattention" style:default-outline-level="" style:list-style-name="">
      <style:paragraph-properties fo:margin-left="2.26cm" fo:margin-right="0cm" fo:margin-top="0.776cm" fo:margin-bottom="0cm" fo:text-indent="-0.63cm" style:auto-text-indent="false"/>
    </style:style>
    <style:style style:name="EFLlibellegrchoixt" style:family="paragraph" style:parent-style-name="EFLlibellegrchoix1" style:default-outline-level="" style:list-style-name="">
      <style:paragraph-properties fo:margin-top="0cm" fo:margin-bottom="0cm">
        <style:tab-stops/>
      </style:paragraph-properties>
    </style:style>
    <style:style style:name="EFLlibellechoixt" style:family="paragraph" style:parent-style-name="EFLlibellechoix1" style:default-outline-level="" style:list-style-name="">
      <style:paragraph-properties fo:margin-top="0cm" fo:margin-bottom="0cm">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EFLpetitescapitales" style:family="text">
      <style:text-properties fo:font-variant="small-caps"/>
    </style:style>
    <style:style style:name="EFLmotgras" style:family="text">
      <style:text-properties fo:font-weight="bold" style:font-weight-asian="bold"/>
    </style:style>
    <style:style style:name="EFLcapitales" style:family="text">
      <style:text-properties fo:text-transform="uppercase"/>
    </style:style>
    <style:style style:name="EFLsouligne" style:family="text">
      <style:text-properties style:text-underline-style="solid" style:text-underline-width="auto" style:text-underline-color="font-color"/>
    </style:style>
    <style:style style:name="EFLitalique" style:family="text">
      <style:text-properties fo:font-style="italic" style:font-style-asian="italic"/>
    </style:style>
    <style:style style:name="EFLindice" style:family="text">
      <style:text-properties style:text-position="sub 58%"/>
    </style:style>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EFLnormal_20_Car" style:display-name="EFLnormal Car" style:family="text">
      <style:text-properties fo:color="#000000" fo:font-size="11pt" style:font-size-asian="11pt" style:font-size-complex="11pt"/>
    </style:style>
    <style:style style:name="EFLnote_20_Car" style:display-name="EFLnote Car" style:family="text" style:parent-style-name="EFLnormal_20_Car">
      <style:text-properties fo:color="#000000" fo:font-size="9pt" fo:font-style="italic" style:font-size-asian="9pt" style:font-style-asian="italic" style:font-size-complex="11pt"/>
    </style:style>
    <style:style style:name="Texte_20_de_20_bulles_20_Car" style:display-name="Texte de bulles Car" style:family="text" style:parent-style-name="Default_20_Paragraph_20_Font">
      <style:text-properties style:font-name="Tahoma" fo:font-size="8pt" style:font-size-asian="8pt" style:font-name-complex="Tahoma1" style:font-size-complex="8pt"/>
    </style:style>
    <style:style style:name="EFLvariable" style:family="text" style:parent-style-name="EFLitalique">
      <style:text-properties fo:color="#0070c0" fo:font-style="italic" style:font-style-asian="italic" style:font-style-complex="italic"/>
    </style:style>
    <style:style style:name="EFLlibellechoix1_20_Car" style:display-name="EFLlibellechoix1 Car" style:family="text" style:parent-style-name="EFLnormal_20_Car">
      <style:text-properties fo:color="#e36c0a" fo:font-size="11pt" style:text-underline-style="solid" style:text-underline-width="auto" style:text-underline-color="font-color" fo:font-weight="bold" style:font-size-asian="11pt" style:font-weight-asian="bold" style:font-size-complex="11pt"/>
    </style:style>
    <style:style style:name="EFLlibellechoix2_20_Car" style:display-name="EFLlibellechoix2 Car" style:family="text" style:parent-style-name="EFLlibellechoix1_20_Car">
      <style:text-properties fo:color="#e36c0a" fo:font-size="11pt" style:text-underline-style="solid" style:text-underline-width="auto" style:text-underline-color="font-color" fo:font-weight="bold" style:font-size-asian="11pt" style:font-weight-asian="bold" style:font-size-complex="11pt" style:font-weight-complex="bold"/>
    </style:style>
    <style:style style:name="EFLlibellechoix3_20_Car" style:display-name="EFLlibellechoix3 Car" style:family="text" style:parent-style-name="EFLlibellechoix2_20_Car">
      <style:text-properties fo:color="#e36c0a" fo:font-size="11pt" style:text-underline-style="solid" style:text-underline-width="auto" style:text-underline-color="font-color" fo:font-weight="bold" style:font-size-asian="11pt" style:font-weight-asian="bold" style:font-size-complex="11pt" style:font-weight-complex="bold"/>
    </style:style>
    <style:style style:name="EFLlibellechoix4_20_Car" style:display-name="EFLlibellechoix4 Car" style:family="text" style:parent-style-name="EFLlibellechoix3_20_Car">
      <style:text-properties fo:color="#e36c0a" fo:font-size="11pt" style:text-underline-style="solid" style:text-underline-width="auto" style:text-underline-color="font-color" fo:font-weight="bold" style:font-size-asian="11pt" style:font-weight-asian="bold" style:font-size-complex="11pt" style:font-weight-complex="bold"/>
    </style:style>
    <style:style style:name="EFLlibellechoix5_20_Car" style:display-name="EFLlibellechoix5 Car" style:family="text" style:parent-style-name="EFLlibellechoix4_20_Car">
      <style:text-properties fo:color="#e36c0a" fo:font-size="11pt" style:text-underline-style="solid" style:text-underline-width="auto" style:text-underline-color="font-color" fo:font-weight="bold" style:font-size-asian="11pt" style:font-weight-asian="bold" style:font-size-complex="11pt" style:font-weight-complex="bold"/>
    </style:style>
    <style:style style:name="EFLtextechoixt_20_Car" style:display-name="EFLtextechoixt Car" style:family="text" style:parent-style-name="Default_20_Paragraph_20_Font">
      <style:text-properties fo:color="#4f81bd" fo:font-size="11pt" fo:font-style="italic" style:font-size-asian="11pt" style:font-style-asian="italic" style:font-size-complex="11pt" style:font-style-complex="italic" style:font-weight-complex="bold"/>
    </style:style>
    <style:style style:name="EFLtexterepetition_20_Car" style:display-name="EFLtexterepetition Car" style:family="text" style:parent-style-name="EFLnormal_20_Car">
      <style:text-properties fo:color="#000000" fo:font-size="11pt" style:font-size-asian="11pt" style:font-size-complex="11pt"/>
    </style:style>
    <style:style style:name="EFLligne_20_Car" style:display-name="EFLligne Car" style:family="text" style:parent-style-name="EFLnormal_20_Car">
      <style:text-properties fo:color="#000000" fo:font-size="11pt" style:font-size-asian="11pt" style:font-size-complex="11pt"/>
    </style:style>
    <style:style style:name="EFLlignerepetition_20_Car" style:display-name="EFLlignerepetition Car" style:family="text" style:parent-style-name="EFLligne_20_Car">
      <style:text-properties fo:color="#000000" fo:font-size="11pt" style:font-size-asian="11pt" style:font-size-complex="11pt"/>
    </style:style>
    <style:style style:name="EFLitemtiret_20_Car" style:display-name="EFLitemtiret Car" style:family="text" style:parent-style-name="Default_20_Paragraph_20_Font">
      <style:text-properties fo:color="#000000" fo:font-size="11pt" style:font-size-asian="11pt" style:font-size-complex="11pt"/>
    </style:style>
    <style:style style:name="EFLlisterepetition_20_Car" style:display-name="EFLlisterepetition Car" style:family="text" style:parent-style-name="EFLitemtiret_20_Car">
      <style:text-properties fo:color="#000000" fo:font-size="11pt" style:font-size-asian="11pt" style:font-size-complex="11pt" style:font-weight-complex="bold"/>
    </style:style>
    <style:style style:name="EFLlibellerepetition_20_Car" style:display-name="EFLlibellerepetition Car" style:family="text" style:parent-style-name="EFLnormal_20_Car">
      <style:text-properties fo:color="#00b050" fo:font-size="11pt" fo:font-weight="bold" style:font-size-asian="11pt" style:font-weight-asian="bold" style:font-size-complex="11pt"/>
    </style:style>
    <style:style style:name="EFLlibellegrchoix1_20_Car" style:display-name="EFLlibellegrchoix1 Car" style:family="text" style:parent-style-name="EFLlibellechoix1_20_Car">
      <style:text-properties fo:color="#984806" fo:font-size="11pt" style:text-underline-style="solid" style:text-underline-width="auto" style:text-underline-color="font-color" fo:font-weight="bold" style:font-size-asian="11pt" style:font-weight-asian="bold" style:font-size-complex="11pt"/>
    </style:style>
    <style:style style:name="EFLlibellechoixt_20_Car" style:display-name="EFLlibellechoixt Car" style:family="text" style:parent-style-name="EFLlibellechoix1_20_Car">
      <style:text-properties fo:color="#e36c0a" fo:font-size="11pt" style:text-underline-style="solid" style:text-underline-width="auto" style:text-underline-color="font-color" fo:font-weight="bold" style:font-size-asian="11pt" style:font-weight-asian="bold" style:font-size-complex="11pt"/>
    </style:style>
    <style:style style:name="EFLlibellegrchoixt_20_Car" style:display-name="EFLlibellegrchoixt Car" style:family="text" style:parent-style-name="EFLlibellegrchoix1_20_Car">
      <style:text-properties fo:color="#984806" fo:font-size="11pt" style:text-underline-style="solid" style:text-underline-width="auto" style:text-underline-color="font-color" fo:font-weight="bold" style:font-size-asian="11pt" style:font-weight-asian="bold" style:font-size-complex="11pt"/>
    </style:style>
    <style:style style:name="ListLabel_20_1" style:display-name="ListLabel 1" style:family="text">
      <style:text-properties style:font-name-complex="Times New Roman1"/>
    </style:style>
    <style:style style:name="ListLabel_20_2" style:display-name="ListLabel 2" style:family="text">
      <style:text-properties style:font-name-asian="Times New Roman1" style:font-name-complex="Arial3"/>
    </style:style>
    <style:style style:name="ListLabel_20_3" style:display-name="ListLabel 3" style:family="text">
      <style:text-properties style:font-name-complex="Courier New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prefix="Section " style:num-format="1" text:display-levels="2">
        <style:list-level-properties text:list-level-position-and-space-mode="label-alignment">
          <style:list-level-label-alignment text:label-followed-by="listtab"/>
        </style:list-level-properties>
      </text:outline-level-style>
      <text:outline-level-style text:level="3" style:num-prefix="(" style:num-suffix=")" style:num-format="a" text:display-levels="2">
        <style:list-level-properties text:list-level-position-and-space-mode="label-alignment">
          <style:list-level-label-alignment text:label-followed-by="listtab" fo:text-indent="-0.762cm" fo:margin-left="1.27cm"/>
        </style:list-level-properties>
      </text:outline-level-style>
      <text:outline-level-style text:level="4" style:num-prefix="(" style:num-suffix=")" style:num-format="i" text:display-levels="3">
        <style:list-level-properties text:list-level-position-and-space-mode="label-alignment" fo:text-align="end">
          <style:list-level-label-alignment text:label-followed-by="listtab" fo:text-indent="-0.254cm" fo:margin-left="1.524cm"/>
        </style:list-level-properties>
      </text:outline-level-style>
      <text:outline-level-style text:level="5" style:num-suffix=")" style:num-format="1" text:display-levels="4">
        <style:list-level-properties text:list-level-position-and-space-mode="label-alignment">
          <style:list-level-label-alignment text:label-followed-by="listtab" fo:text-indent="-0.762cm" fo:margin-left="1.778cm"/>
        </style:list-level-properties>
      </text:outline-level-style>
      <text:outline-level-style text:level="6" style:num-suffix=")" style:num-format="a" text:display-levels="5">
        <style:list-level-properties text:list-level-position-and-space-mode="label-alignment">
          <style:list-level-label-alignment text:label-followed-by="listtab" fo:text-indent="-0.762cm" fo:margin-left="2.032cm"/>
        </style:list-level-properties>
      </text:outline-level-style>
      <text:outline-level-style text:level="7" style:num-suffix=")" style:num-format="i" text:display-levels="6">
        <style:list-level-properties text:list-level-position-and-space-mode="label-alignment" fo:text-align="end">
          <style:list-level-label-alignment text:label-followed-by="listtab" fo:text-indent="-0.508cm" fo:margin-left="2.286cm"/>
        </style:list-level-properties>
      </text:outline-level-style>
      <text:outline-level-style text:level="8" style:num-suffix="." style:num-format="a" text:display-levels="7">
        <style:list-level-properties text:list-level-position-and-space-mode="label-alignment">
          <style:list-level-label-alignment text:label-followed-by="listtab" fo:text-indent="-0.762cm" fo:margin-left="2.54cm"/>
        </style:list-level-properties>
      </text:outline-level-style>
      <text:outline-level-style text:level="9" style:num-suffix="." style:num-format="i" text:display-levels="8">
        <style:list-level-properties text:list-level-position-and-space-mode="label-alignment" fo:text-align="end">
          <style:list-level-label-alignment text:label-followed-by="listtab" fo:text-indent="-0.25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prefix="Article " style:num-suffix="." style:num-format="I">
        <style:list-level-properties text:list-level-position-and-space-mode="label-alignment">
          <style:list-level-label-alignment text:label-followed-by="listtab"/>
        </style:list-level-properties>
      </text:list-level-style-number>
      <text:list-level-style-number text:level="2" style:num-prefix="Section " style:num-format="1" text:display-levels="2">
        <style:list-level-properties text:list-level-position-and-space-mode="label-alignment">
          <style:list-level-label-alignment text:label-followed-by="listtab"/>
        </style:list-level-properties>
      </text:list-level-style-number>
      <text:list-level-style-number text:level="3" style:num-prefix="(" style:num-suffix=")" style:num-format="a" text:display-levels="2">
        <style:list-level-properties text:list-level-position-and-space-mode="label-alignment">
          <style:list-level-label-alignment text:label-followed-by="listtab" fo:text-indent="-0.762cm" fo:margin-left="1.27cm"/>
        </style:list-level-properties>
      </text:list-level-style-number>
      <text:list-level-style-number text:level="4" style:num-prefix="(" style:num-suffix=")" style:num-format="i" text:display-levels="3">
        <style:list-level-properties text:list-level-position-and-space-mode="label-alignment" fo:text-align="end">
          <style:list-level-label-alignment text:label-followed-by="listtab" fo:text-indent="-0.254cm" fo:margin-left="1.524cm"/>
        </style:list-level-properties>
      </text:list-level-style-number>
      <text:list-level-style-number text:level="5" style:num-suffix=")" style:num-format="1" text:display-levels="4">
        <style:list-level-properties text:list-level-position-and-space-mode="label-alignment">
          <style:list-level-label-alignment text:label-followed-by="listtab" fo:text-indent="-0.762cm" fo:margin-left="1.778cm"/>
        </style:list-level-properties>
      </text:list-level-style-number>
      <text:list-level-style-number text:level="6" style:num-suffix=")" style:num-format="a" text:display-levels="5">
        <style:list-level-properties text:list-level-position-and-space-mode="label-alignment">
          <style:list-level-label-alignment text:label-followed-by="listtab" fo:text-indent="-0.762cm" fo:margin-left="2.032cm"/>
        </style:list-level-properties>
      </text:list-level-style-number>
      <text:list-level-style-number text:level="7" style:num-suffix=")" style:num-format="i" text:display-levels="6">
        <style:list-level-properties text:list-level-position-and-space-mode="label-alignment" fo:text-align="end">
          <style:list-level-label-alignment text:label-followed-by="listtab" fo:text-indent="-0.508cm" fo:margin-left="2.286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762cm" fo:margin-left="2.54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25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style:font-name="Arial1"/>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0.955cm" fo:page-height="29.7cm" style:num-format="1" style:print-orientation="portrait" fo:margin-top="2.501cm" fo:margin-bottom="1.251cm" fo:margin-left="2.501cm" fo:margin-right="2.501cm" style:writing-mode="lr-tb" style:layout-grid-color="#c0c0c0" style:layout-grid-lines="25948"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1.251cm" fo:margin-left="0cm" fo:margin-right="0cm" fo:margin-top="1.15cm" style:dynamic-spacing="true"/>
      </style:footer-style>
    </style:page-layout>
    <style:page-layout style:name="Mpm2">
      <style:page-layout-properties fo:page-width="20.955cm" fo:page-height="29.7cm" style:num-format="1" style:print-orientation="portrait" fo:margin-top="2.501cm" fo:margin-bottom="1.251cm" fo:margin-left="2.501cm" fo:margin-right="2.501cm" style:writing-mode="lr-tb" style:layout-grid-color="#c0c0c0" style:layout-grid-lines="25948"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11</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Feuille de style AJ2WEB</dc:title>
    <meta:initial-creator>Franck PUYGRENIER</meta:initial-creator>
    <meta:editing-cycles>19</meta:editing-cycles>
    <meta:print-date>1900-12-31T23:00:00</meta:print-date>
    <meta:creation-date>2017-08-01T15:58:00</meta:creation-date>
    <dc:date>2017-08-21T10:49:41.17</dc:date>
    <meta:editing-duration>PT1H47M30S</meta:editing-duration>
    <meta:generator>OpenOffice/4.1.3$Win32 OpenOffice.org_project/413m1$Build-9783</meta:generator>
    <dc:creator>jerome busin</dc:creator>
    <meta:document-statistic meta:table-count="2" meta:image-count="0" meta:object-count="0" meta:page-count="11" meta:paragraph-count="170" meta:word-count="4771" meta:character-count="30495"/>
    <meta:user-defined meta:name="AppVersion">16.0000</meta:user-defined>
    <meta:user-defined meta:name="Company">EFL</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